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40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59.99mm" svg:height="89.99mm" svg:x="343.28mm" svg:y="253.07mm">
            <loext:p draw:notify-on-update-of-ranges="results.P4:results.P38 results.Q4:results.Q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E_x mod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office:value-type="string" calcext:value-type="string">
            <text:p>wavelength</text:p>
          </table:table-cell>
          <table:table-cell office:value-type="string" calcext:value-type="string">
            <text:p>contain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9303588.33168112" calcext:value-type="float">
            <text:p>9303588.33168112</text:p>
          </table:table-cell>
          <table:table-cell office:value-type="float" office:value="1.45109783004955" calcext:value-type="float">
            <text:p>1.45109783</text:p>
          </table:table-cell>
          <table:table-cell office:value-type="float" office:value="0.966048823515376" calcext:value-type="float">
            <text:p>0.9660488235</text:p>
          </table:table-cell>
          <table:table-cell table:number-columns-repeated="2"/>
          <table:table-cell table:formula="of:=980" office:value-type="float" office:value="980" calcext:value-type="float">
            <text:p>980</text:p>
          </table:table-cell>
          <table:table-cell table:formula="of:=[.M3]" office:value-type="float" office:value="0.966048823515376" calcext:value-type="float">
            <text:p>0.9660488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415848.956715103" calcext:value-type="float">
            <text:p>415848.956715103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231761.371537141" calcext:value-type="float">
            <text:p>231761.371537141</text:p>
          </table:table-cell>
          <table:table-cell office:value-type="float" office:value="9296862.63691619" calcext:value-type="float">
            <text:p>9296862.63691619</text:p>
          </table:table-cell>
          <table:table-cell office:value-type="float" office:value="1.45004881103333" calcext:value-type="float">
            <text:p>1.450048811</text:p>
          </table:table-cell>
          <table:table-cell office:value-type="float" office:value="0.0000556384539246919" calcext:value-type="float">
            <text:p>5.56384539246919E-05</text:p>
          </table:table-cell>
          <table:table-cell table:number-columns-repeated="2"/>
          <table:table-cell office:value-type="float" office:value="1530" calcext:value-type="float">
            <text:p>1530</text:p>
          </table:table-cell>
          <table:table-cell office:value-type="float" office:value="0.879374059105502" calcext:value-type="float">
            <text:p>0.8793740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415969.970222978" calcext:value-type="float">
            <text:p>415969.970222978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231544.103812883" calcext:value-type="float">
            <text:p>231544.103812883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9296860.72804001" calcext:value-type="float">
            <text:p>9296860.72804001</text:p>
          </table:table-cell>
          <table:table-cell office:value-type="float" office:value="1.45004851330239" calcext:value-type="float">
            <text:p>1.4500485133</text:p>
          </table:table-cell>
          <table:table-cell office:value-type="float" office:value="0.000000000434312668268891" calcext:value-type="float">
            <text:p>4.34312668268891E-10</text:p>
          </table:table-cell>
          <table:table-cell table:number-columns-repeated="2"/>
          <table:table-cell table:formula="of:=[.P4]+1" office:value-type="float" office:value="1531" calcext:value-type="float">
            <text:p>1531</text:p>
          </table:table-cell>
          <table:table-cell table:formula="of:=[.M29]" office:value-type="float" office:value="0.878095056270352" calcext:value-type="float">
            <text:p>0.8780950563</text:p>
          </table:table-cell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5]+1" office:value-type="float" office:value="1532" calcext:value-type="float">
            <text:p>1532</text:p>
          </table:table-cell>
          <table:table-cell table:formula="of:=[.M35]" office:value-type="float" office:value="0.877535630453196" calcext:value-type="float">
            <text:p>0.877535630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6]+1" office:value-type="float" office:value="1533" calcext:value-type="float">
            <text:p>1533</text:p>
          </table:table-cell>
          <table:table-cell table:formula="of:=[.M41]" office:value-type="float" office:value="0.878613185959621" calcext:value-type="float">
            <text:p>0.8786131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9303588.33168112" calcext:value-type="float">
            <text:p>9303588.33168112</text:p>
          </table:table-cell>
          <table:table-cell office:value-type="float" office:value="1.45109783004955" calcext:value-type="float">
            <text:p>1.45109783</text:p>
          </table:table-cell>
          <table:table-cell office:value-type="float" office:value="0.967369904961239" calcext:value-type="float">
            <text:p>0.967369905</text:p>
          </table:table-cell>
          <table:table-cell table:number-columns-repeated="2"/>
          <table:table-cell table:formula="of:=[.P7]+1" office:value-type="float" office:value="1534" calcext:value-type="float">
            <text:p>1534</text:p>
          </table:table-cell>
          <table:table-cell table:formula="of:=[.M47]" office:value-type="float" office:value="0.876317334037769" calcext:value-type="float">
            <text:p>0.876317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415969.970222978" calcext:value-type="float">
            <text:p>415969.970222978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231544.103812883" calcext:value-type="float">
            <text:p>231544.103812883</text:p>
          </table:table-cell>
          <table:table-cell office:value-type="float" office:value="9296860.72804001" calcext:value-type="float">
            <text:p>9296860.72804001</text:p>
          </table:table-cell>
          <table:table-cell office:value-type="float" office:value="1.45004851330239" calcext:value-type="float">
            <text:p>1.4500485133</text:p>
          </table:table-cell>
          <table:table-cell office:value-type="float" office:value="0.000298785438162616" calcext:value-type="float">
            <text:p>0.0002987854</text:p>
          </table:table-cell>
          <table:table-cell table:number-columns-repeated="2"/>
          <table:table-cell table:formula="of:=[.P8]+1" office:value-type="float" office:value="1535" calcext:value-type="float">
            <text:p>1535</text:p>
          </table:table-cell>
          <table:table-cell table:formula="of:=[.M53]" office:value-type="float" office:value="0.876336240364286" calcext:value-type="float">
            <text:p>0.8763362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415848.956715103" calcext:value-type="float">
            <text:p>415848.956715103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231761.371537141" calcext:value-type="float">
            <text:p>231761.371537141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9296862.63691619" calcext:value-type="float">
            <text:p>9296862.63691619</text:p>
          </table:table-cell>
          <table:table-cell office:value-type="float" office:value="1.45004881103333" calcext:value-type="float">
            <text:p>1.450048811</text:p>
          </table:table-cell>
          <table:table-cell office:value-type="float" office:value="0.0000083054408717443" calcext:value-type="float">
            <text:p>8.3054408717443E-06</text:p>
          </table:table-cell>
          <table:table-cell table:number-columns-repeated="2"/>
          <table:table-cell table:formula="of:=[.P9]+1" office:value-type="float" office:value="1536" calcext:value-type="float">
            <text:p>1536</text:p>
          </table:table-cell>
          <table:table-cell table:formula="of:=[.M59]" office:value-type="float" office:value="0.878046585176394" calcext:value-type="float">
            <text:p>0.8780465852</text:p>
          </table:table-cell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10]+1" office:value-type="float" office:value="1537" calcext:value-type="float">
            <text:p>1537</text:p>
          </table:table-cell>
          <table:table-cell table:formula="of:=[.M65]" office:value-type="float" office:value="0.876883621514445" calcext:value-type="float">
            <text:p>0.876883621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11]+1" office:value-type="float" office:value="1538" calcext:value-type="float">
            <text:p>1538</text:p>
          </table:table-cell>
          <table:table-cell table:formula="of:=[.M71]" office:value-type="float" office:value="0.876759937437376" calcext:value-type="float">
            <text:p>0.87675993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9303588.33168112" calcext:value-type="float">
            <text:p>9303588.33168112</text:p>
          </table:table-cell>
          <table:table-cell office:value-type="float" office:value="1.45109783004955" calcext:value-type="float">
            <text:p>1.45109783</text:p>
          </table:table-cell>
          <table:table-cell office:value-type="float" office:value="0.967651390767218" calcext:value-type="float">
            <text:p>0.9676513908</text:p>
          </table:table-cell>
          <table:table-cell table:number-columns-repeated="2"/>
          <table:table-cell table:formula="of:=[.P12]+1" office:value-type="float" office:value="1539" calcext:value-type="float">
            <text:p>1539</text:p>
          </table:table-cell>
          <table:table-cell table:formula="of:=[.M77]" office:value-type="float" office:value="0.881165745705551" calcext:value-type="float">
            <text:p>0.8811657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415848.956715103" calcext:value-type="float">
            <text:p>415848.956715103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231761.371537141" calcext:value-type="float">
            <text:p>231761.371537141</text:p>
          </table:table-cell>
          <table:table-cell office:value-type="float" office:value="9296862.63691619" calcext:value-type="float">
            <text:p>9296862.63691619</text:p>
          </table:table-cell>
          <table:table-cell office:value-type="float" office:value="1.45004881103333" calcext:value-type="float">
            <text:p>1.450048811</text:p>
          </table:table-cell>
          <table:table-cell office:value-type="float" office:value="0.00319852416288748" calcext:value-type="float">
            <text:p>0.0031985242</text:p>
          </table:table-cell>
          <table:table-cell table:number-columns-repeated="2"/>
          <table:table-cell table:formula="of:=[.P13]+1" office:value-type="float" office:value="1540" calcext:value-type="float">
            <text:p>1540</text:p>
          </table:table-cell>
          <table:table-cell table:formula="of:=[.M83]" office:value-type="float" office:value="0.879637176510323" calcext:value-type="float">
            <text:p>0.8796371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415969.970222978" calcext:value-type="float">
            <text:p>415969.970222978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231544.103812883" calcext:value-type="float">
            <text:p>231544.103812883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9296860.72804001" calcext:value-type="float">
            <text:p>9296860.72804001</text:p>
          </table:table-cell>
          <table:table-cell office:value-type="float" office:value="1.45004851330239" calcext:value-type="float">
            <text:p>1.4500485133</text:p>
          </table:table-cell>
          <table:table-cell office:value-type="float" office:value="0.00000367968516565379" calcext:value-type="float">
            <text:p>3.67968516565379E-06</text:p>
          </table:table-cell>
          <table:table-cell table:number-columns-repeated="2"/>
          <table:table-cell table:formula="of:=[.P14]+1" office:value-type="float" office:value="1541" calcext:value-type="float">
            <text:p>1541</text:p>
          </table:table-cell>
          <table:table-cell table:formula="of:=[.M89]" office:value-type="float" office:value="0.880239816715973" calcext:value-type="float">
            <text:p>0.8802398167</text:p>
          </table:table-cell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15]+1" office:value-type="float" office:value="1542" calcext:value-type="float">
            <text:p>1542</text:p>
          </table:table-cell>
          <table:table-cell table:formula="of:=[.M95]" office:value-type="float" office:value="0.874443185995375" calcext:value-type="float">
            <text:p>0.874443186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16]+1" office:value-type="float" office:value="1543" calcext:value-type="float">
            <text:p>1543</text:p>
          </table:table-cell>
          <table:table-cell table:formula="of:=[.M101]" office:value-type="float" office:value="0.880245727757602" calcext:value-type="float">
            <text:p>0.880245727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9303588.33168112" calcext:value-type="float">
            <text:p>9303588.33168112</text:p>
          </table:table-cell>
          <table:table-cell office:value-type="float" office:value="1.45109783004955" calcext:value-type="float">
            <text:p>1.45109783</text:p>
          </table:table-cell>
          <table:table-cell office:value-type="float" office:value="0.966903314438319" calcext:value-type="float">
            <text:p>0.9669033144</text:p>
          </table:table-cell>
          <table:table-cell table:number-columns-repeated="2"/>
          <table:table-cell table:formula="of:=[.P17]+1" office:value-type="float" office:value="1544" calcext:value-type="float">
            <text:p>1544</text:p>
          </table:table-cell>
          <table:table-cell table:formula="of:=[.M107]" office:value-type="float" office:value="0.876948905531036" calcext:value-type="float">
            <text:p>0.876948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218699.334924107" calcext:value-type="float">
            <text:p>218699.334924107</text:p>
          </table:table-cell>
          <table:table-cell office:value-type="float" office:value="415969.970222978" calcext:value-type="float">
            <text:p>415969.970222978</text:p>
          </table:table-cell>
          <table:table-cell office:value-type="float" office:value="422864.386111635" calcext:value-type="float">
            <text:p>422864.386111635</text:p>
          </table:table-cell>
          <table:table-cell office:value-type="float" office:value="231544.103812883" calcext:value-type="float">
            <text:p>231544.103812883</text:p>
          </table:table-cell>
          <table:table-cell office:value-type="float" office:value="9296860.72804001" calcext:value-type="float">
            <text:p>9296860.72804001</text:p>
          </table:table-cell>
          <table:table-cell office:value-type="float" office:value="1.45004851330239" calcext:value-type="float">
            <text:p>1.4500485133</text:p>
          </table:table-cell>
          <table:table-cell office:value-type="float" office:value="0.00513108639624669" calcext:value-type="float">
            <text:p>0.0051310864</text:p>
          </table:table-cell>
          <table:table-cell table:number-columns-repeated="2"/>
          <table:table-cell table:formula="of:=[.P18]+1" office:value-type="float" office:value="1545" calcext:value-type="float">
            <text:p>1545</text:p>
          </table:table-cell>
          <table:table-cell table:formula="of:=[.M113]" office:value-type="float" office:value="0.872570641228599" calcext:value-type="float">
            <text:p>0.8725706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415848.956715103" calcext:value-type="float">
            <text:p>415848.956715103</text:p>
          </table:table-cell>
          <table:table-cell office:value-type="float" office:value="218848.274626107" calcext:value-type="float">
            <text:p>218848.274626107</text:p>
          </table:table-cell>
          <table:table-cell office:value-type="float" office:value="231761.371537141" calcext:value-type="float">
            <text:p>231761.371537141</text:p>
          </table:table-cell>
          <table:table-cell office:value-type="float" office:value="422787.323403851" calcext:value-type="float">
            <text:p>422787.323403851</text:p>
          </table:table-cell>
          <table:table-cell office:value-type="float" office:value="9296862.63691619" calcext:value-type="float">
            <text:p>9296862.63691619</text:p>
          </table:table-cell>
          <table:table-cell office:value-type="float" office:value="1.45004881103333" calcext:value-type="float">
            <text:p>1.450048811</text:p>
          </table:table-cell>
          <table:table-cell office:value-type="float" office:value="0.0000118675882458042" calcext:value-type="float">
            <text:p>1.18675882458042E-05</text:p>
          </table:table-cell>
          <table:table-cell table:number-columns-repeated="2"/>
          <table:table-cell table:formula="of:=[.P19]+1" office:value-type="float" office:value="1546" calcext:value-type="float">
            <text:p>1546</text:p>
          </table:table-cell>
          <table:table-cell table:formula="of:=[.M119]" office:value-type="float" office:value="0.875844481452941" calcext:value-type="float">
            <text:p>0.8758444815</text:p>
          </table:table-cell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20]+1" office:value-type="float" office:value="1547" calcext:value-type="float">
            <text:p>1547</text:p>
          </table:table-cell>
          <table:table-cell table:formula="of:=[.M125]" office:value-type="float" office:value="0.87516687885877" calcext:value-type="float">
            <text:p>0.875166878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21]+1" office:value-type="float" office:value="1548" calcext:value-type="float">
            <text:p>1548</text:p>
          </table:table-cell>
          <table:table-cell table:formula="of:=[.M131]" office:value-type="float" office:value="0.872040378554157" calcext:value-type="float">
            <text:p>0.87204037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472.407327267" calcext:value-type="float">
            <text:p>184472.407327267</text:p>
          </table:table-cell>
          <table:table-cell office:value-type="float" office:value="184329.308397894" calcext:value-type="float">
            <text:p>184329.308397894</text:p>
          </table:table-cell>
          <table:table-cell office:value-type="float" office:value="242806.375297123" calcext:value-type="float">
            <text:p>242806.375297123</text:p>
          </table:table-cell>
          <table:table-cell office:value-type="float" office:value="242915.028385644" calcext:value-type="float">
            <text:p>242915.028385644</text:p>
          </table:table-cell>
          <table:table-cell office:value-type="float" office:value="5956749.69433241" calcext:value-type="float">
            <text:p>5956749.69433241</text:p>
          </table:table-cell>
          <table:table-cell office:value-type="float" office:value="1.45051062267963" calcext:value-type="float">
            <text:p>1.4505106227</text:p>
          </table:table-cell>
          <table:table-cell office:value-type="float" office:value="0.879374059105502" calcext:value-type="float">
            <text:p>0.8793740591</text:p>
          </table:table-cell>
          <table:table-cell table:number-columns-repeated="2"/>
          <table:table-cell table:formula="of:=[.P22]+1" office:value-type="float" office:value="1549" calcext:value-type="float">
            <text:p>1549</text:p>
          </table:table-cell>
          <table:table-cell table:formula="of:=[.M137]" office:value-type="float" office:value="0.875560745200102" calcext:value-type="float">
            <text:p>0.8755607452</text:p>
          </table:table-cell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23]+1" office:value-type="float" office:value="1550" calcext:value-type="float">
            <text:p>1550</text:p>
          </table:table-cell>
          <table:table-cell table:formula="of:=[.M143]" office:value-type="float" office:value="0.872027526986623" calcext:value-type="float">
            <text:p>0.87202752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24]+1" office:value-type="float" office:value="1551" calcext:value-type="float">
            <text:p>1551</text:p>
          </table:table-cell>
          <table:table-cell table:formula="of:=[.M149]" office:value-type="float" office:value="0.87571107891912" calcext:value-type="float">
            <text:p>0.87571107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329.308397894" calcext:value-type="float">
            <text:p>184329.308397894</text:p>
          </table:table-cell>
          <table:table-cell office:value-type="float" office:value="184472.407327267" calcext:value-type="float">
            <text:p>184472.407327267</text:p>
          </table:table-cell>
          <table:table-cell office:value-type="float" office:value="242915.028385644" calcext:value-type="float">
            <text:p>242915.028385644</text:p>
          </table:table-cell>
          <table:table-cell office:value-type="float" office:value="242806.375297123" calcext:value-type="float">
            <text:p>242806.375297123</text:p>
          </table:table-cell>
          <table:table-cell office:value-type="float" office:value="5956749.69433241" calcext:value-type="float">
            <text:p>5956749.69433241</text:p>
          </table:table-cell>
          <table:table-cell office:value-type="float" office:value="1.45051062267963" calcext:value-type="float">
            <text:p>1.4505106227</text:p>
          </table:table-cell>
          <table:table-cell office:value-type="float" office:value="0.878345049877385" calcext:value-type="float">
            <text:p>0.8783450499</text:p>
          </table:table-cell>
          <table:table-cell table:number-columns-repeated="2"/>
          <table:table-cell table:formula="of:=[.P25]+1" office:value-type="float" office:value="1552" calcext:value-type="float">
            <text:p>1552</text:p>
          </table:table-cell>
          <table:table-cell table:formula="of:=[.M155]" office:value-type="float" office:value="0.873282997450716" calcext:value-type="float">
            <text:p>0.8732829975</text:p>
          </table:table-cell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26]+1" office:value-type="float" office:value="1553" calcext:value-type="float">
            <text:p>1553</text:p>
          </table:table-cell>
          <table:table-cell table:formula="of:=[.M161]" office:value-type="float" office:value="0.869293053468267" calcext:value-type="float">
            <text:p>0.869293053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27]+1" office:value-type="float" office:value="1554" calcext:value-type="float">
            <text:p>1554</text:p>
          </table:table-cell>
          <table:table-cell table:formula="of:=[.M167]" office:value-type="float" office:value="0.873447387095332" calcext:value-type="float">
            <text:p>0.87344738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417.460048949" calcext:value-type="float">
            <text:p>184417.460048949</text:p>
          </table:table-cell>
          <table:table-cell office:value-type="float" office:value="184280.413148105" calcext:value-type="float">
            <text:p>184280.413148105</text:p>
          </table:table-cell>
          <table:table-cell office:value-type="float" office:value="242597.970756165" calcext:value-type="float">
            <text:p>242597.970756165</text:p>
          </table:table-cell>
          <table:table-cell office:value-type="float" office:value="242702.089640527" calcext:value-type="float">
            <text:p>242702.089640527</text:p>
          </table:table-cell>
          <table:table-cell office:value-type="float" office:value="5952854.69362782" calcext:value-type="float">
            <text:p>5952854.69362782</text:p>
          </table:table-cell>
          <table:table-cell office:value-type="float" office:value="1.45050958874794" calcext:value-type="float">
            <text:p>1.4505095887</text:p>
          </table:table-cell>
          <table:table-cell office:value-type="float" office:value="0.878095056270352" calcext:value-type="float">
            <text:p>0.8780950563</text:p>
          </table:table-cell>
          <table:table-cell table:number-columns-repeated="2"/>
          <table:table-cell table:formula="of:=[.P28]+1" office:value-type="float" office:value="1555" calcext:value-type="float">
            <text:p>1555</text:p>
          </table:table-cell>
          <table:table-cell table:formula="of:=[.M173]" office:value-type="float" office:value="0.874182187680515" calcext:value-type="float">
            <text:p>0.8741821877</text:p>
          </table:table-cell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29]+1" office:value-type="float" office:value="1556" calcext:value-type="float">
            <text:p>1556</text:p>
          </table:table-cell>
          <table:table-cell table:formula="of:=[.M179]" office:value-type="float" office:value="0.873475598499402" calcext:value-type="float">
            <text:p>0.873475598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30]+1" office:value-type="float" office:value="1557" calcext:value-type="float">
            <text:p>1557</text:p>
          </table:table-cell>
          <table:table-cell table:formula="of:=[.M185]" office:value-type="float" office:value="0.871949037334554" calcext:value-type="float">
            <text:p>0.871949037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280.413148105" calcext:value-type="float">
            <text:p>184280.413148105</text:p>
          </table:table-cell>
          <table:table-cell office:value-type="float" office:value="184417.460048949" calcext:value-type="float">
            <text:p>184417.460048949</text:p>
          </table:table-cell>
          <table:table-cell office:value-type="float" office:value="242702.089640527" calcext:value-type="float">
            <text:p>242702.089640527</text:p>
          </table:table-cell>
          <table:table-cell office:value-type="float" office:value="242597.970756165" calcext:value-type="float">
            <text:p>242597.970756165</text:p>
          </table:table-cell>
          <table:table-cell office:value-type="float" office:value="5952854.69362782" calcext:value-type="float">
            <text:p>5952854.69362782</text:p>
          </table:table-cell>
          <table:table-cell office:value-type="float" office:value="1.45050958874794" calcext:value-type="float">
            <text:p>1.4505095887</text:p>
          </table:table-cell>
          <table:table-cell office:value-type="float" office:value="0.880898590008453" calcext:value-type="float">
            <text:p>0.88089859</text:p>
          </table:table-cell>
          <table:table-cell table:number-columns-repeated="2"/>
          <table:table-cell table:formula="of:=[.P31]+1" office:value-type="float" office:value="1558" calcext:value-type="float">
            <text:p>1558</text:p>
          </table:table-cell>
          <table:table-cell table:formula="of:=[.M191]" office:value-type="float" office:value="0.873248144578101" calcext:value-type="float">
            <text:p>0.8732481446</text:p>
          </table:table-cell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32]+1" office:value-type="float" office:value="1559" calcext:value-type="float">
            <text:p>1559</text:p>
          </table:table-cell>
          <table:table-cell table:formula="of:=[.M197]" office:value-type="float" office:value="0.876656024274723" calcext:value-type="float">
            <text:p>0.876656024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33]+1" office:value-type="float" office:value="1560" calcext:value-type="float">
            <text:p>1560</text:p>
          </table:table-cell>
          <table:table-cell table:formula="of:=[.M203]" office:value-type="float" office:value="0.868021624014205" calcext:value-type="float">
            <text:p>0.8680216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362.58450337" calcext:value-type="float">
            <text:p>184362.58450337</text:p>
          </table:table-cell>
          <table:table-cell office:value-type="float" office:value="184225.627058728" calcext:value-type="float">
            <text:p>184225.627058728</text:p>
          </table:table-cell>
          <table:table-cell office:value-type="float" office:value="242389.810360384" calcext:value-type="float">
            <text:p>242389.810360384</text:p>
          </table:table-cell>
          <table:table-cell office:value-type="float" office:value="242493.919647739" calcext:value-type="float">
            <text:p>242493.919647739</text:p>
          </table:table-cell>
          <table:table-cell office:value-type="float" office:value="5948964.96060334" calcext:value-type="float">
            <text:p>5948964.96060334</text:p>
          </table:table-cell>
          <table:table-cell office:value-type="float" office:value="1.45050859939309" calcext:value-type="float">
            <text:p>1.4505085994</text:p>
          </table:table-cell>
          <table:table-cell office:value-type="float" office:value="0.877535630453196" calcext:value-type="float">
            <text:p>0.8775356305</text:p>
          </table:table-cell>
          <table:table-cell table:number-columns-repeated="2"/>
          <table:table-cell table:formula="of:=[.P34]+1" office:value-type="float" office:value="1561" calcext:value-type="float">
            <text:p>1561</text:p>
          </table:table-cell>
          <table:table-cell table:formula="of:=[.M209]" office:value-type="float" office:value="0.871285950704522" calcext:value-type="float">
            <text:p>0.8712859507</text:p>
          </table:table-cell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nm</text:p>
          </table:table-cell>
          <table:table-cell table:number-columns-repeated="12"/>
          <table:table-cell table:formula="of:=[.P35]+1" office:value-type="float" office:value="1562" calcext:value-type="float">
            <text:p>1562</text:p>
          </table:table-cell>
          <table:table-cell table:formula="of:=[.M215]" office:value-type="float" office:value="0.870627235834081" calcext:value-type="float">
            <text:p>0.870627235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2"/>
          <table:table-cell table:formula="of:=[.P36]+1" office:value-type="float" office:value="1563" calcext:value-type="float">
            <text:p>1563</text:p>
          </table:table-cell>
          <table:table-cell table:formula="of:=[.M221]" office:value-type="float" office:value="0.86792610413213" calcext:value-type="float">
            <text:p>0.867926104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225.627058728" calcext:value-type="float">
            <text:p>184225.627058728</text:p>
          </table:table-cell>
          <table:table-cell office:value-type="float" office:value="184362.58450337" calcext:value-type="float">
            <text:p>184362.58450337</text:p>
          </table:table-cell>
          <table:table-cell office:value-type="float" office:value="242493.919647739" calcext:value-type="float">
            <text:p>242493.919647739</text:p>
          </table:table-cell>
          <table:table-cell office:value-type="float" office:value="242389.810360384" calcext:value-type="float">
            <text:p>242389.810360384</text:p>
          </table:table-cell>
          <table:table-cell office:value-type="float" office:value="5948964.96060334" calcext:value-type="float">
            <text:p>5948964.96060334</text:p>
          </table:table-cell>
          <table:table-cell office:value-type="float" office:value="1.45050859939309" calcext:value-type="float">
            <text:p>1.4505085994</text:p>
          </table:table-cell>
          <table:table-cell office:value-type="float" office:value="0.878887593978918" calcext:value-type="float">
            <text:p>0.878887594</text:p>
          </table:table-cell>
          <table:table-cell table:number-columns-repeated="2"/>
          <table:table-cell table:formula="of:=[.P37]+1" office:value-type="float" office:value="1564" calcext:value-type="float">
            <text:p>1564</text:p>
          </table:table-cell>
          <table:table-cell table:formula="of:=[.M227]" office:value-type="float" office:value="0.867769829083028" calcext:value-type="float">
            <text:p>0.8677698291</text:p>
          </table:table-cell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307.780550154" calcext:value-type="float">
            <text:p>184307.780550154</text:p>
          </table:table-cell>
          <table:table-cell office:value-type="float" office:value="184170.912445005" calcext:value-type="float">
            <text:p>184170.912445005</text:p>
          </table:table-cell>
          <table:table-cell office:value-type="float" office:value="242181.893614797" calcext:value-type="float">
            <text:p>242181.893614797</text:p>
          </table:table-cell>
          <table:table-cell office:value-type="float" office:value="242285.993353613" calcext:value-type="float">
            <text:p>242285.993353613</text:p>
          </table:table-cell>
          <table:table-cell office:value-type="float" office:value="5945080.30080264" calcext:value-type="float">
            <text:p>5945080.30080264</text:p>
          </table:table-cell>
          <table:table-cell office:value-type="float" office:value="1.45050760968587" calcext:value-type="float">
            <text:p>1.4505076097</text:p>
          </table:table-cell>
          <table:table-cell office:value-type="float" office:value="0.878613185959621" calcext:value-type="float">
            <text:p>0.878613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170.912445005" calcext:value-type="float">
            <text:p>184170.912445005</text:p>
          </table:table-cell>
          <table:table-cell office:value-type="float" office:value="184307.780550154" calcext:value-type="float">
            <text:p>184307.780550154</text:p>
          </table:table-cell>
          <table:table-cell office:value-type="float" office:value="242285.993353613" calcext:value-type="float">
            <text:p>242285.993353613</text:p>
          </table:table-cell>
          <table:table-cell office:value-type="float" office:value="242181.893614797" calcext:value-type="float">
            <text:p>242181.893614797</text:p>
          </table:table-cell>
          <table:table-cell office:value-type="float" office:value="5945080.30080264" calcext:value-type="float">
            <text:p>5945080.30080264</text:p>
          </table:table-cell>
          <table:table-cell office:value-type="float" office:value="1.45050760968587" calcext:value-type="float">
            <text:p>1.4505076097</text:p>
          </table:table-cell>
          <table:table-cell office:value-type="float" office:value="0.876651278295632" calcext:value-type="float">
            <text:p>0.8766512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253.048049288" calcext:value-type="float">
            <text:p>184253.048049288</text:p>
          </table:table-cell>
          <table:table-cell office:value-type="float" office:value="184116.269167155" calcext:value-type="float">
            <text:p>184116.269167155</text:p>
          </table:table-cell>
          <table:table-cell office:value-type="float" office:value="241974.220025686" calcext:value-type="float">
            <text:p>241974.220025686</text:p>
          </table:table-cell>
          <table:table-cell office:value-type="float" office:value="242078.310264386" calcext:value-type="float">
            <text:p>242078.310264386</text:p>
          </table:table-cell>
          <table:table-cell office:value-type="float" office:value="5941200.70430413" calcext:value-type="float">
            <text:p>5941200.70430413</text:p>
          </table:table-cell>
          <table:table-cell office:value-type="float" office:value="1.45050661962627" calcext:value-type="float">
            <text:p>1.4505066196</text:p>
          </table:table-cell>
          <table:table-cell office:value-type="float" office:value="0.876317334037769" calcext:value-type="float">
            <text:p>0.876317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116.269167155" calcext:value-type="float">
            <text:p>184116.269167155</text:p>
          </table:table-cell>
          <table:table-cell office:value-type="float" office:value="184253.048049288" calcext:value-type="float">
            <text:p>184253.048049288</text:p>
          </table:table-cell>
          <table:table-cell office:value-type="float" office:value="242078.310264386" calcext:value-type="float">
            <text:p>242078.310264386</text:p>
          </table:table-cell>
          <table:table-cell office:value-type="float" office:value="241974.220025686" calcext:value-type="float">
            <text:p>241974.220025686</text:p>
          </table:table-cell>
          <table:table-cell office:value-type="float" office:value="5941200.70430413" calcext:value-type="float">
            <text:p>5941200.70430413</text:p>
          </table:table-cell>
          <table:table-cell office:value-type="float" office:value="1.45050661962627" calcext:value-type="float">
            <text:p>1.4505066196</text:p>
          </table:table-cell>
          <table:table-cell office:value-type="float" office:value="0.876599740046178" calcext:value-type="float">
            <text:p>0.87659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198.386861127" calcext:value-type="float">
            <text:p>184198.386861127</text:p>
          </table:table-cell>
          <table:table-cell office:value-type="float" office:value="184061.697085758" calcext:value-type="float">
            <text:p>184061.697085758</text:p>
          </table:table-cell>
          <table:table-cell office:value-type="float" office:value="241766.789100596" calcext:value-type="float">
            <text:p>241766.789100596</text:p>
          </table:table-cell>
          <table:table-cell office:value-type="float" office:value="241870.869887559" calcext:value-type="float">
            <text:p>241870.869887559</text:p>
          </table:table-cell>
          <table:table-cell office:value-type="float" office:value="5937326.16121212" calcext:value-type="float">
            <text:p>5937326.16121212</text:p>
          </table:table-cell>
          <table:table-cell office:value-type="float" office:value="1.4505056292143" calcext:value-type="float">
            <text:p>1.4505056292</text:p>
          </table:table-cell>
          <table:table-cell office:value-type="float" office:value="0.876336240364286" calcext:value-type="float">
            <text:p>0.8763362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061.697085758" calcext:value-type="float">
            <text:p>184061.697085758</text:p>
          </table:table-cell>
          <table:table-cell office:value-type="float" office:value="184198.386861127" calcext:value-type="float">
            <text:p>184198.386861127</text:p>
          </table:table-cell>
          <table:table-cell office:value-type="float" office:value="241870.869887559" calcext:value-type="float">
            <text:p>241870.869887559</text:p>
          </table:table-cell>
          <table:table-cell office:value-type="float" office:value="241766.789100596" calcext:value-type="float">
            <text:p>241766.789100596</text:p>
          </table:table-cell>
          <table:table-cell office:value-type="float" office:value="5937326.16121212" calcext:value-type="float">
            <text:p>5937326.16121212</text:p>
          </table:table-cell>
          <table:table-cell office:value-type="float" office:value="1.4505056292143" calcext:value-type="float">
            <text:p>1.4505056292</text:p>
          </table:table-cell>
          <table:table-cell office:value-type="float" office:value="0.878288612365474" calcext:value-type="float">
            <text:p>0.8782886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143.796846388" calcext:value-type="float">
            <text:p>184143.796846388</text:p>
          </table:table-cell>
          <table:table-cell office:value-type="float" office:value="184007.196061758" calcext:value-type="float">
            <text:p>184007.196061758</text:p>
          </table:table-cell>
          <table:table-cell office:value-type="float" office:value="241559.60034833" calcext:value-type="float">
            <text:p>241559.60034833</text:p>
          </table:table-cell>
          <table:table-cell office:value-type="float" office:value="241663.67173189" calcext:value-type="float">
            <text:p>241663.67173189</text:p>
          </table:table-cell>
          <table:table-cell office:value-type="float" office:value="5933456.66165666" calcext:value-type="float">
            <text:p>5933456.66165666</text:p>
          </table:table-cell>
          <table:table-cell office:value-type="float" office:value="1.45050463844996" calcext:value-type="float">
            <text:p>1.4505046384</text:p>
          </table:table-cell>
          <table:table-cell office:value-type="float" office:value="0.878046585176394" calcext:value-type="float">
            <text:p>0.878046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007.196061758" calcext:value-type="float">
            <text:p>184007.196061758</text:p>
          </table:table-cell>
          <table:table-cell office:value-type="float" office:value="184143.796846388" calcext:value-type="float">
            <text:p>184143.796846388</text:p>
          </table:table-cell>
          <table:table-cell office:value-type="float" office:value="241663.67173189" calcext:value-type="float">
            <text:p>241663.67173189</text:p>
          </table:table-cell>
          <table:table-cell office:value-type="float" office:value="241559.60034833" calcext:value-type="float">
            <text:p>241559.60034833</text:p>
          </table:table-cell>
          <table:table-cell office:value-type="float" office:value="5933456.66165666" calcext:value-type="float">
            <text:p>5933456.66165666</text:p>
          </table:table-cell>
          <table:table-cell office:value-type="float" office:value="1.45050463844996" calcext:value-type="float">
            <text:p>1.4505046384</text:p>
          </table:table-cell>
          <table:table-cell office:value-type="float" office:value="0.876231658291831" calcext:value-type="float">
            <text:p>0.8762316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089.277866152" calcext:value-type="float">
            <text:p>184089.277866152</text:p>
          </table:table-cell>
          <table:table-cell office:value-type="float" office:value="183952.765956462" calcext:value-type="float">
            <text:p>183952.765956462</text:p>
          </table:table-cell>
          <table:table-cell office:value-type="float" office:value="241352.653278945" calcext:value-type="float">
            <text:p>241352.653278945</text:p>
          </table:table-cell>
          <table:table-cell office:value-type="float" office:value="241456.715307392" calcext:value-type="float">
            <text:p>241456.715307392</text:p>
          </table:table-cell>
          <table:table-cell office:value-type="float" office:value="5929592.19579352" calcext:value-type="float">
            <text:p>5929592.19579352</text:p>
          </table:table-cell>
          <table:table-cell office:value-type="float" office:value="1.45050364733324" calcext:value-type="float">
            <text:p>1.4505036473</text:p>
          </table:table-cell>
          <table:table-cell office:value-type="float" office:value="0.876883621514445" calcext:value-type="float">
            <text:p>0.876883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952.765956462" calcext:value-type="float">
            <text:p>183952.765956462</text:p>
          </table:table-cell>
          <table:table-cell office:value-type="float" office:value="184089.277866152" calcext:value-type="float">
            <text:p>184089.277866152</text:p>
          </table:table-cell>
          <table:table-cell office:value-type="float" office:value="241456.715307392" calcext:value-type="float">
            <text:p>241456.715307392</text:p>
          </table:table-cell>
          <table:table-cell office:value-type="float" office:value="241352.653278945" calcext:value-type="float">
            <text:p>241352.653278945</text:p>
          </table:table-cell>
          <table:table-cell office:value-type="float" office:value="5929592.19579352" calcext:value-type="float">
            <text:p>5929592.19579352</text:p>
          </table:table-cell>
          <table:table-cell office:value-type="float" office:value="1.45050364733324" calcext:value-type="float">
            <text:p>1.4505036473</text:p>
          </table:table-cell>
          <table:table-cell office:value-type="float" office:value="0.876570941690816" calcext:value-type="float">
            <text:p>0.8765709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4034.829781858" calcext:value-type="float">
            <text:p>184034.829781858</text:p>
          </table:table-cell>
          <table:table-cell office:value-type="float" office:value="183898.406631538" calcext:value-type="float">
            <text:p>183898.406631538</text:p>
          </table:table-cell>
          <table:table-cell office:value-type="float" office:value="241145.947403751" calcext:value-type="float">
            <text:p>241145.947403751</text:p>
          </table:table-cell>
          <table:table-cell office:value-type="float" office:value="241250.00012533" calcext:value-type="float">
            <text:p>241250.00012533</text:p>
          </table:table-cell>
          <table:table-cell office:value-type="float" office:value="5925732.75380403" calcext:value-type="float">
            <text:p>5925732.75380403</text:p>
          </table:table-cell>
          <table:table-cell office:value-type="float" office:value="1.45050265586415" calcext:value-type="float">
            <text:p>1.4505026559</text:p>
          </table:table-cell>
          <table:table-cell office:value-type="float" office:value="0.876759937437376" calcext:value-type="float">
            <text:p>0.8767599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898.406631538" calcext:value-type="float">
            <text:p>183898.406631538</text:p>
          </table:table-cell>
          <table:table-cell office:value-type="float" office:value="184034.829781858" calcext:value-type="float">
            <text:p>184034.829781858</text:p>
          </table:table-cell>
          <table:table-cell office:value-type="float" office:value="241250.00012533" calcext:value-type="float">
            <text:p>241250.00012533</text:p>
          </table:table-cell>
          <table:table-cell office:value-type="float" office:value="241145.947403751" calcext:value-type="float">
            <text:p>241145.947403751</text:p>
          </table:table-cell>
          <table:table-cell office:value-type="float" office:value="5925732.75380403" calcext:value-type="float">
            <text:p>5925732.75380403</text:p>
          </table:table-cell>
          <table:table-cell office:value-type="float" office:value="1.45050265586415" calcext:value-type="float">
            <text:p>1.4505026559</text:p>
          </table:table-cell>
          <table:table-cell office:value-type="float" office:value="0.870810594839419" calcext:value-type="float">
            <text:p>0.8708105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980.452455309" calcext:value-type="float">
            <text:p>183980.452455309</text:p>
          </table:table-cell>
          <table:table-cell office:value-type="float" office:value="183844.117949011" calcext:value-type="float">
            <text:p>183844.117949011</text:p>
          </table:table-cell>
          <table:table-cell office:value-type="float" office:value="240939.482235302" calcext:value-type="float">
            <text:p>240939.482235302</text:p>
          </table:table-cell>
          <table:table-cell office:value-type="float" office:value="241043.525698214" calcext:value-type="float">
            <text:p>241043.525698214</text:p>
          </table:table-cell>
          <table:table-cell office:value-type="float" office:value="5921878.32589507" calcext:value-type="float">
            <text:p>5921878.32589507</text:p>
          </table:table-cell>
          <table:table-cell office:value-type="float" office:value="1.45050166404268" calcext:value-type="float">
            <text:p>1.450501664</text:p>
          </table:table-cell>
          <table:table-cell office:value-type="float" office:value="0.881165745705551" calcext:value-type="float">
            <text:p>0.8811657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844.117949011" calcext:value-type="float">
            <text:p>183844.117949011</text:p>
          </table:table-cell>
          <table:table-cell office:value-type="float" office:value="183980.452455309" calcext:value-type="float">
            <text:p>183980.452455309</text:p>
          </table:table-cell>
          <table:table-cell office:value-type="float" office:value="241043.525698214" calcext:value-type="float">
            <text:p>241043.525698214</text:p>
          </table:table-cell>
          <table:table-cell office:value-type="float" office:value="240939.482235302" calcext:value-type="float">
            <text:p>240939.482235302</text:p>
          </table:table-cell>
          <table:table-cell office:value-type="float" office:value="5921878.32589507" calcext:value-type="float">
            <text:p>5921878.32589507</text:p>
          </table:table-cell>
          <table:table-cell office:value-type="float" office:value="1.45050166404268" calcext:value-type="float">
            <text:p>1.450501664</text:p>
          </table:table-cell>
          <table:table-cell office:value-type="float" office:value="0.87630302547536" calcext:value-type="float">
            <text:p>0.8763030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926.145748664" calcext:value-type="float">
            <text:p>183926.145748664</text:p>
          </table:table-cell>
          <table:table-cell office:value-type="float" office:value="183789.899771266" calcext:value-type="float">
            <text:p>183789.899771266</text:p>
          </table:table-cell>
          <table:table-cell office:value-type="float" office:value="240733.257287393" calcext:value-type="float">
            <text:p>240733.257287393</text:p>
          </table:table-cell>
          <table:table-cell office:value-type="float" office:value="240837.291539797" calcext:value-type="float">
            <text:p>240837.291539797</text:p>
          </table:table-cell>
          <table:table-cell office:value-type="float" office:value="5918028.90229894" calcext:value-type="float">
            <text:p>5918028.90229894</text:p>
          </table:table-cell>
          <table:table-cell office:value-type="float" office:value="1.45050067186883" calcext:value-type="float">
            <text:p>1.4505006719</text:p>
          </table:table-cell>
          <table:table-cell office:value-type="float" office:value="0.879637176510323" calcext:value-type="float">
            <text:p>0.8796371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789.899771266" calcext:value-type="float">
            <text:p>183789.899771266</text:p>
          </table:table-cell>
          <table:table-cell office:value-type="float" office:value="183926.145748664" calcext:value-type="float">
            <text:p>183926.145748664</text:p>
          </table:table-cell>
          <table:table-cell office:value-type="float" office:value="240837.291539797" calcext:value-type="float">
            <text:p>240837.291539797</text:p>
          </table:table-cell>
          <table:table-cell office:value-type="float" office:value="240733.257287393" calcext:value-type="float">
            <text:p>240733.257287393</text:p>
          </table:table-cell>
          <table:table-cell office:value-type="float" office:value="5918028.90229894" calcext:value-type="float">
            <text:p>5918028.90229894</text:p>
          </table:table-cell>
          <table:table-cell office:value-type="float" office:value="1.45050067186883" calcext:value-type="float">
            <text:p>1.4505006719</text:p>
          </table:table-cell>
          <table:table-cell office:value-type="float" office:value="0.876196239273994" calcext:value-type="float">
            <text:p>0.8761962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871.909524442" calcext:value-type="float">
            <text:p>183871.909524442</text:p>
          </table:table-cell>
          <table:table-cell office:value-type="float" office:value="183735.751961046" calcext:value-type="float">
            <text:p>183735.751961046</text:p>
          </table:table-cell>
          <table:table-cell office:value-type="float" office:value="240527.272075061" calcext:value-type="float">
            <text:p>240527.272075061</text:p>
          </table:table-cell>
          <table:table-cell office:value-type="float" office:value="240631.297165069" calcext:value-type="float">
            <text:p>240631.297165069</text:p>
          </table:table-cell>
          <table:table-cell office:value-type="float" office:value="5914184.47327332" calcext:value-type="float">
            <text:p>5914184.47327332</text:p>
          </table:table-cell>
          <table:table-cell office:value-type="float" office:value="1.45049967934261" calcext:value-type="float">
            <text:p>1.4504996793</text:p>
          </table:table-cell>
          <table:table-cell office:value-type="float" office:value="0.880239816715973" calcext:value-type="float">
            <text:p>0.8802398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735.751961046" calcext:value-type="float">
            <text:p>183735.751961046</text:p>
          </table:table-cell>
          <table:table-cell office:value-type="float" office:value="183871.909524442" calcext:value-type="float">
            <text:p>183871.909524442</text:p>
          </table:table-cell>
          <table:table-cell office:value-type="float" office:value="240631.297165069" calcext:value-type="float">
            <text:p>240631.297165069</text:p>
          </table:table-cell>
          <table:table-cell office:value-type="float" office:value="240527.272075061" calcext:value-type="float">
            <text:p>240527.272075061</text:p>
          </table:table-cell>
          <table:table-cell office:value-type="float" office:value="5914184.47327332" calcext:value-type="float">
            <text:p>5914184.47327332</text:p>
          </table:table-cell>
          <table:table-cell office:value-type="float" office:value="1.45049967934261" calcext:value-type="float">
            <text:p>1.4504996793</text:p>
          </table:table-cell>
          <table:table-cell office:value-type="float" office:value="0.874109608298958" calcext:value-type="float">
            <text:p>0.8741096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817.743645517" calcext:value-type="float">
            <text:p>183817.743645517</text:p>
          </table:table-cell>
          <table:table-cell office:value-type="float" office:value="183681.674381449" calcext:value-type="float">
            <text:p>183681.674381449</text:p>
          </table:table-cell>
          <table:table-cell office:value-type="float" office:value="240321.526114573" calcext:value-type="float">
            <text:p>240321.526114573</text:p>
          </table:table-cell>
          <table:table-cell office:value-type="float" office:value="240425.542090256" calcext:value-type="float">
            <text:p>240425.542090256</text:p>
          </table:table-cell>
          <table:table-cell office:value-type="float" office:value="5910345.02910112" calcext:value-type="float">
            <text:p>5910345.02910112</text:p>
          </table:table-cell>
          <table:table-cell office:value-type="float" office:value="1.45049868646401" calcext:value-type="float">
            <text:p>1.4504986865</text:p>
          </table:table-cell>
          <table:table-cell office:value-type="float" office:value="0.874443185995375" calcext:value-type="float">
            <text:p>0.874443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681.674381449" calcext:value-type="float">
            <text:p>183681.674381449</text:p>
          </table:table-cell>
          <table:table-cell office:value-type="float" office:value="183817.743645517" calcext:value-type="float">
            <text:p>183817.743645517</text:p>
          </table:table-cell>
          <table:table-cell office:value-type="float" office:value="240425.542090256" calcext:value-type="float">
            <text:p>240425.542090256</text:p>
          </table:table-cell>
          <table:table-cell office:value-type="float" office:value="240321.526114573" calcext:value-type="float">
            <text:p>240321.526114573</text:p>
          </table:table-cell>
          <table:table-cell office:value-type="float" office:value="5910345.02910112" calcext:value-type="float">
            <text:p>5910345.02910112</text:p>
          </table:table-cell>
          <table:table-cell office:value-type="float" office:value="1.45049868646401" calcext:value-type="float">
            <text:p>1.4504986865</text:p>
          </table:table-cell>
          <table:table-cell office:value-type="float" office:value="0.876419479226247" calcext:value-type="float">
            <text:p>0.8764194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763.64797512" calcext:value-type="float">
            <text:p>183763.64797512</text:p>
          </table:table-cell>
          <table:table-cell office:value-type="float" office:value="183627.666895928" calcext:value-type="float">
            <text:p>183627.666895928</text:p>
          </table:table-cell>
          <table:table-cell office:value-type="float" office:value="240116.018923428" calcext:value-type="float">
            <text:p>240116.018923428</text:p>
          </table:table-cell>
          <table:table-cell office:value-type="float" office:value="240220.025832814" calcext:value-type="float">
            <text:p>240220.025832814</text:p>
          </table:table-cell>
          <table:table-cell office:value-type="float" office:value="5906510.56009048" calcext:value-type="float">
            <text:p>5906510.56009048</text:p>
          </table:table-cell>
          <table:table-cell office:value-type="float" office:value="1.45049769323302" calcext:value-type="float">
            <text:p>1.4504976932</text:p>
          </table:table-cell>
          <table:table-cell office:value-type="float" office:value="0.880245727757602" calcext:value-type="float">
            <text:p>0.8802457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627.666895928" calcext:value-type="float">
            <text:p>183627.666895928</text:p>
          </table:table-cell>
          <table:table-cell office:value-type="float" office:value="183763.64797512" calcext:value-type="float">
            <text:p>183763.64797512</text:p>
          </table:table-cell>
          <table:table-cell office:value-type="float" office:value="240220.025832814" calcext:value-type="float">
            <text:p>240220.025832814</text:p>
          </table:table-cell>
          <table:table-cell office:value-type="float" office:value="240116.018923428" calcext:value-type="float">
            <text:p>240116.018923428</text:p>
          </table:table-cell>
          <table:table-cell office:value-type="float" office:value="5906510.56009048" calcext:value-type="float">
            <text:p>5906510.56009048</text:p>
          </table:table-cell>
          <table:table-cell office:value-type="float" office:value="1.45049769323302" calcext:value-type="float">
            <text:p>1.4504976932</text:p>
          </table:table-cell>
          <table:table-cell office:value-type="float" office:value="0.877527642421827" calcext:value-type="float">
            <text:p>0.8775276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709.622376834" calcext:value-type="float">
            <text:p>183709.622376834</text:p>
          </table:table-cell>
          <table:table-cell office:value-type="float" office:value="183573.72936829" calcext:value-type="float">
            <text:p>183573.72936829</text:p>
          </table:table-cell>
          <table:table-cell office:value-type="float" office:value="239910.750020351" calcext:value-type="float">
            <text:p>239910.750020351</text:p>
          </table:table-cell>
          <table:table-cell office:value-type="float" office:value="240014.747911423" calcext:value-type="float">
            <text:p>240014.747911423</text:p>
          </table:table-cell>
          <table:table-cell office:value-type="float" office:value="5902681.05657464" calcext:value-type="float">
            <text:p>5902681.05657464</text:p>
          </table:table-cell>
          <table:table-cell office:value-type="float" office:value="1.45049669964966" calcext:value-type="float">
            <text:p>1.4504966996</text:p>
          </table:table-cell>
          <table:table-cell office:value-type="float" office:value="0.876948905531036" calcext:value-type="float">
            <text:p>0.8769489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573.72936829" calcext:value-type="float">
            <text:p>183573.72936829</text:p>
          </table:table-cell>
          <table:table-cell office:value-type="float" office:value="183709.622376834" calcext:value-type="float">
            <text:p>183709.622376834</text:p>
          </table:table-cell>
          <table:table-cell office:value-type="float" office:value="240014.747911423" calcext:value-type="float">
            <text:p>240014.747911423</text:p>
          </table:table-cell>
          <table:table-cell office:value-type="float" office:value="239910.750020351" calcext:value-type="float">
            <text:p>239910.750020351</text:p>
          </table:table-cell>
          <table:table-cell office:value-type="float" office:value="5902681.05657464" calcext:value-type="float">
            <text:p>5902681.05657464</text:p>
          </table:table-cell>
          <table:table-cell office:value-type="float" office:value="1.45049669964966" calcext:value-type="float">
            <text:p>1.4504966996</text:p>
          </table:table-cell>
          <table:table-cell office:value-type="float" office:value="0.874030093840392" calcext:value-type="float">
            <text:p>0.87403009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655.666714598" calcext:value-type="float">
            <text:p>183655.666714598</text:p>
          </table:table-cell>
          <table:table-cell office:value-type="float" office:value="183519.861662694" calcext:value-type="float">
            <text:p>183519.861662694</text:p>
          </table:table-cell>
          <table:table-cell office:value-type="float" office:value="239705.718925287" calcext:value-type="float">
            <text:p>239705.718925287</text:p>
          </table:table-cell>
          <table:table-cell office:value-type="float" office:value="239809.707845987" calcext:value-type="float">
            <text:p>239809.707845987</text:p>
          </table:table-cell>
          <table:table-cell office:value-type="float" office:value="5898856.50891183" calcext:value-type="float">
            <text:p>5898856.50891183</text:p>
          </table:table-cell>
          <table:table-cell office:value-type="float" office:value="1.45049570571392" calcext:value-type="float">
            <text:p>1.4504957057</text:p>
          </table:table-cell>
          <table:table-cell office:value-type="float" office:value="0.872570641228599" calcext:value-type="float">
            <text:p>0.8725706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519.861662694" calcext:value-type="float">
            <text:p>183519.861662694</text:p>
          </table:table-cell>
          <table:table-cell office:value-type="float" office:value="183655.666714598" calcext:value-type="float">
            <text:p>183655.666714598</text:p>
          </table:table-cell>
          <table:table-cell office:value-type="float" office:value="239809.707845987" calcext:value-type="float">
            <text:p>239809.707845987</text:p>
          </table:table-cell>
          <table:table-cell office:value-type="float" office:value="239705.718925287" calcext:value-type="float">
            <text:p>239705.718925287</text:p>
          </table:table-cell>
          <table:table-cell office:value-type="float" office:value="5898856.50891183" calcext:value-type="float">
            <text:p>5898856.50891183</text:p>
          </table:table-cell>
          <table:table-cell office:value-type="float" office:value="1.45049570571392" calcext:value-type="float">
            <text:p>1.4504957057</text:p>
          </table:table-cell>
          <table:table-cell office:value-type="float" office:value="0.877254928693744" calcext:value-type="float">
            <text:p>0.8772549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601.780852702" calcext:value-type="float">
            <text:p>183601.780852702</text:p>
          </table:table-cell>
          <table:table-cell office:value-type="float" office:value="183466.063643651" calcext:value-type="float">
            <text:p>183466.063643651</text:p>
          </table:table-cell>
          <table:table-cell office:value-type="float" office:value="239500.925159401" calcext:value-type="float">
            <text:p>239500.925159401</text:p>
          </table:table-cell>
          <table:table-cell office:value-type="float" office:value="239604.905157629" calcext:value-type="float">
            <text:p>239604.905157629</text:p>
          </table:table-cell>
          <table:table-cell office:value-type="float" office:value="5895036.90748529" calcext:value-type="float">
            <text:p>5895036.90748529</text:p>
          </table:table-cell>
          <table:table-cell office:value-type="float" office:value="1.4504947114258" calcext:value-type="float">
            <text:p>1.4504947114</text:p>
          </table:table-cell>
          <table:table-cell office:value-type="float" office:value="0.875844481452941" calcext:value-type="float">
            <text:p>0.8758444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466.063643651" calcext:value-type="float">
            <text:p>183466.063643651</text:p>
          </table:table-cell>
          <table:table-cell office:value-type="float" office:value="183601.780852702" calcext:value-type="float">
            <text:p>183601.780852702</text:p>
          </table:table-cell>
          <table:table-cell office:value-type="float" office:value="239604.905157629" calcext:value-type="float">
            <text:p>239604.905157629</text:p>
          </table:table-cell>
          <table:table-cell office:value-type="float" office:value="239500.925159401" calcext:value-type="float">
            <text:p>239500.925159401</text:p>
          </table:table-cell>
          <table:table-cell office:value-type="float" office:value="5895036.90748529" calcext:value-type="float">
            <text:p>5895036.90748529</text:p>
          </table:table-cell>
          <table:table-cell office:value-type="float" office:value="1.4504947114258" calcext:value-type="float">
            <text:p>1.4504947114</text:p>
          </table:table-cell>
          <table:table-cell office:value-type="float" office:value="0.873879106516026" calcext:value-type="float">
            <text:p>0.8738791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547.964655785" calcext:value-type="float">
            <text:p>183547.964655785</text:p>
          </table:table-cell>
          <table:table-cell office:value-type="float" office:value="183412.335176023" calcext:value-type="float">
            <text:p>183412.335176023</text:p>
          </table:table-cell>
          <table:table-cell office:value-type="float" office:value="239296.368245072" calcext:value-type="float">
            <text:p>239296.368245072</text:p>
          </table:table-cell>
          <table:table-cell office:value-type="float" office:value="239400.339368683" calcext:value-type="float">
            <text:p>239400.339368683</text:p>
          </table:table-cell>
          <table:table-cell office:value-type="float" office:value="5891222.24270307" calcext:value-type="float">
            <text:p>5891222.24270307</text:p>
          </table:table-cell>
          <table:table-cell office:value-type="float" office:value="1.45049371678529" calcext:value-type="float">
            <text:p>1.4504937168</text:p>
          </table:table-cell>
          <table:table-cell office:value-type="float" office:value="0.87516687885877" calcext:value-type="float">
            <text:p>0.8751668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412.335176023" calcext:value-type="float">
            <text:p>183412.335176023</text:p>
          </table:table-cell>
          <table:table-cell office:value-type="float" office:value="183547.964655785" calcext:value-type="float">
            <text:p>183547.964655785</text:p>
          </table:table-cell>
          <table:table-cell office:value-type="float" office:value="239400.339368683" calcext:value-type="float">
            <text:p>239400.339368683</text:p>
          </table:table-cell>
          <table:table-cell office:value-type="float" office:value="239296.368245072" calcext:value-type="float">
            <text:p>239296.368245072</text:p>
          </table:table-cell>
          <table:table-cell office:value-type="float" office:value="5891222.24270307" calcext:value-type="float">
            <text:p>5891222.24270307</text:p>
          </table:table-cell>
          <table:table-cell office:value-type="float" office:value="1.45049371678529" calcext:value-type="float">
            <text:p>1.4504937168</text:p>
          </table:table-cell>
          <table:table-cell office:value-type="float" office:value="0.874905601731052" calcext:value-type="float">
            <text:p>0.8749056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494.217988838" calcext:value-type="float">
            <text:p>183494.217988838</text:p>
          </table:table-cell>
          <table:table-cell office:value-type="float" office:value="183358.676125019" calcext:value-type="float">
            <text:p>183358.676125019</text:p>
          </table:table-cell>
          <table:table-cell office:value-type="float" office:value="239092.047705887" calcext:value-type="float">
            <text:p>239092.047705887</text:p>
          </table:table-cell>
          <table:table-cell office:value-type="float" office:value="239196.010002696" calcext:value-type="float">
            <text:p>239196.010002696</text:p>
          </table:table-cell>
          <table:table-cell office:value-type="float" office:value="5887412.50499803" calcext:value-type="float">
            <text:p>5887412.50499803</text:p>
          </table:table-cell>
          <table:table-cell office:value-type="float" office:value="1.4504927217924" calcext:value-type="float">
            <text:p>1.4504927218</text:p>
          </table:table-cell>
          <table:table-cell office:value-type="float" office:value="0.872040378554157" calcext:value-type="float">
            <text:p>0.8720403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358.676125019" calcext:value-type="float">
            <text:p>183358.676125019</text:p>
          </table:table-cell>
          <table:table-cell office:value-type="float" office:value="183494.217988838" calcext:value-type="float">
            <text:p>183494.217988838</text:p>
          </table:table-cell>
          <table:table-cell office:value-type="float" office:value="239196.010002696" calcext:value-type="float">
            <text:p>239196.010002696</text:p>
          </table:table-cell>
          <table:table-cell office:value-type="float" office:value="239092.047705887" calcext:value-type="float">
            <text:p>239092.047705887</text:p>
          </table:table-cell>
          <table:table-cell office:value-type="float" office:value="5887412.50499803" calcext:value-type="float">
            <text:p>5887412.50499803</text:p>
          </table:table-cell>
          <table:table-cell office:value-type="float" office:value="1.4504927217924" calcext:value-type="float">
            <text:p>1.4504927218</text:p>
          </table:table-cell>
          <table:table-cell office:value-type="float" office:value="0.874045012534162" calcext:value-type="float">
            <text:p>0.8740450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440.540717201" calcext:value-type="float">
            <text:p>183440.540717201</text:p>
          </table:table-cell>
          <table:table-cell office:value-type="float" office:value="183305.086356199" calcext:value-type="float">
            <text:p>183305.086356199</text:p>
          </table:table-cell>
          <table:table-cell office:value-type="float" office:value="238887.96306664" calcext:value-type="float">
            <text:p>238887.96306664</text:p>
          </table:table-cell>
          <table:table-cell office:value-type="float" office:value="238991.916584419" calcext:value-type="float">
            <text:p>238991.916584419</text:p>
          </table:table-cell>
          <table:table-cell office:value-type="float" office:value="5883607.68482773" calcext:value-type="float">
            <text:p>5883607.68482773</text:p>
          </table:table-cell>
          <table:table-cell office:value-type="float" office:value="1.45049172644713" calcext:value-type="float">
            <text:p>1.4504917264</text:p>
          </table:table-cell>
          <table:table-cell office:value-type="float" office:value="0.875560745200102" calcext:value-type="float">
            <text:p>0.8755607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305.086356199" calcext:value-type="float">
            <text:p>183305.086356199</text:p>
          </table:table-cell>
          <table:table-cell office:value-type="float" office:value="183440.540717201" calcext:value-type="float">
            <text:p>183440.540717201</text:p>
          </table:table-cell>
          <table:table-cell office:value-type="float" office:value="238991.916584419" calcext:value-type="float">
            <text:p>238991.916584419</text:p>
          </table:table-cell>
          <table:table-cell office:value-type="float" office:value="238887.96306664" calcext:value-type="float">
            <text:p>238887.96306664</text:p>
          </table:table-cell>
          <table:table-cell office:value-type="float" office:value="5883607.68482773" calcext:value-type="float">
            <text:p>5883607.68482773</text:p>
          </table:table-cell>
          <table:table-cell office:value-type="float" office:value="1.45049172644713" calcext:value-type="float">
            <text:p>1.4504917264</text:p>
          </table:table-cell>
          <table:table-cell office:value-type="float" office:value="0.873364298281978" calcext:value-type="float">
            <text:p>0.8733642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386.932706559" calcext:value-type="float">
            <text:p>183386.932706559</text:p>
          </table:table-cell>
          <table:table-cell office:value-type="float" office:value="183251.565735467" calcext:value-type="float">
            <text:p>183251.565735467</text:p>
          </table:table-cell>
          <table:table-cell office:value-type="float" office:value="238684.113853329" calcext:value-type="float">
            <text:p>238684.113853329</text:p>
          </table:table-cell>
          <table:table-cell office:value-type="float" office:value="238788.058639808" calcext:value-type="float">
            <text:p>238788.058639808</text:p>
          </table:table-cell>
          <table:table-cell office:value-type="float" office:value="5879807.77267437" calcext:value-type="float">
            <text:p>5879807.77267437</text:p>
          </table:table-cell>
          <table:table-cell office:value-type="float" office:value="1.45049073074947" calcext:value-type="float">
            <text:p>1.4504907307</text:p>
          </table:table-cell>
          <table:table-cell office:value-type="float" office:value="0.872027526986623" calcext:value-type="float">
            <text:p>0.872027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251.565735467" calcext:value-type="float">
            <text:p>183251.565735467</text:p>
          </table:table-cell>
          <table:table-cell office:value-type="float" office:value="183386.932706559" calcext:value-type="float">
            <text:p>183386.932706559</text:p>
          </table:table-cell>
          <table:table-cell office:value-type="float" office:value="238788.058639808" calcext:value-type="float">
            <text:p>238788.058639808</text:p>
          </table:table-cell>
          <table:table-cell office:value-type="float" office:value="238684.113853329" calcext:value-type="float">
            <text:p>238684.113853329</text:p>
          </table:table-cell>
          <table:table-cell office:value-type="float" office:value="5879807.77267437" calcext:value-type="float">
            <text:p>5879807.77267437</text:p>
          </table:table-cell>
          <table:table-cell office:value-type="float" office:value="1.45049073074947" calcext:value-type="float">
            <text:p>1.4504907307</text:p>
          </table:table-cell>
          <table:table-cell office:value-type="float" office:value="0.878733685834813" calcext:value-type="float">
            <text:p>0.8787336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333.393822946" calcext:value-type="float">
            <text:p>183333.393822946</text:p>
          </table:table-cell>
          <table:table-cell office:value-type="float" office:value="183198.114129076" calcext:value-type="float">
            <text:p>183198.114129076</text:p>
          </table:table-cell>
          <table:table-cell office:value-type="float" office:value="238480.499593146" calcext:value-type="float">
            <text:p>238480.499593146</text:p>
          </table:table-cell>
          <table:table-cell office:value-type="float" office:value="238584.435696016" calcext:value-type="float">
            <text:p>238584.435696016</text:p>
          </table:table-cell>
          <table:table-cell office:value-type="float" office:value="5876012.75904467" calcext:value-type="float">
            <text:p>5876012.75904467</text:p>
          </table:table-cell>
          <table:table-cell office:value-type="float" office:value="1.45048973469943" calcext:value-type="float">
            <text:p>1.4504897347</text:p>
          </table:table-cell>
          <table:table-cell office:value-type="float" office:value="0.87571107891912" calcext:value-type="float">
            <text:p>0.875711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198.114129076" calcext:value-type="float">
            <text:p>183198.114129076</text:p>
          </table:table-cell>
          <table:table-cell office:value-type="float" office:value="183333.393822946" calcext:value-type="float">
            <text:p>183333.393822946</text:p>
          </table:table-cell>
          <table:table-cell office:value-type="float" office:value="238584.435696016" calcext:value-type="float">
            <text:p>238584.435696016</text:p>
          </table:table-cell>
          <table:table-cell office:value-type="float" office:value="238480.499593146" calcext:value-type="float">
            <text:p>238480.499593146</text:p>
          </table:table-cell>
          <table:table-cell office:value-type="float" office:value="5876012.75904467" calcext:value-type="float">
            <text:p>5876012.75904467</text:p>
          </table:table-cell>
          <table:table-cell office:value-type="float" office:value="1.45048973469943" calcext:value-type="float">
            <text:p>1.4504897347</text:p>
          </table:table-cell>
          <table:table-cell office:value-type="float" office:value="0.875307061464894" calcext:value-type="float">
            <text:p>0.8753070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279.92393274" calcext:value-type="float">
            <text:p>183279.92393274</text:p>
          </table:table-cell>
          <table:table-cell office:value-type="float" office:value="183138.853467572" calcext:value-type="float">
            <text:p>183138.853467572</text:p>
          </table:table-cell>
          <table:table-cell office:value-type="float" office:value="238277.119814482" calcext:value-type="float">
            <text:p>238277.119814482</text:p>
          </table:table-cell>
          <table:table-cell office:value-type="float" office:value="238385.563099905" calcext:value-type="float">
            <text:p>238385.563099905</text:p>
          </table:table-cell>
          <table:table-cell office:value-type="float" office:value="5872222.81778983" calcext:value-type="float">
            <text:p>5872222.81778983</text:p>
          </table:table-cell>
          <table:table-cell office:value-type="float" office:value="1.45048878357859" calcext:value-type="float">
            <text:p>1.4504887836</text:p>
          </table:table-cell>
          <table:table-cell office:value-type="float" office:value="0.873282997450716" calcext:value-type="float">
            <text:p>0.873282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138.853467572" calcext:value-type="float">
            <text:p>183138.853467572</text:p>
          </table:table-cell>
          <table:table-cell office:value-type="float" office:value="183279.92393274" calcext:value-type="float">
            <text:p>183279.92393274</text:p>
          </table:table-cell>
          <table:table-cell office:value-type="float" office:value="238385.563099905" calcext:value-type="float">
            <text:p>238385.563099905</text:p>
          </table:table-cell>
          <table:table-cell office:value-type="float" office:value="238277.119814482" calcext:value-type="float">
            <text:p>238277.119814482</text:p>
          </table:table-cell>
          <table:table-cell office:value-type="float" office:value="5872222.81778983" calcext:value-type="float">
            <text:p>5872222.81778983</text:p>
          </table:table-cell>
          <table:table-cell office:value-type="float" office:value="1.45048878357859" calcext:value-type="float">
            <text:p>1.4504887836</text:p>
          </table:table-cell>
          <table:table-cell office:value-type="float" office:value="0.876343549735293" calcext:value-type="float">
            <text:p>0.876343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226.522902662" calcext:value-type="float">
            <text:p>183226.522902662</text:p>
          </table:table-cell>
          <table:table-cell office:value-type="float" office:value="183085.543274884" calcext:value-type="float">
            <text:p>183085.543274884</text:p>
          </table:table-cell>
          <table:table-cell office:value-type="float" office:value="238073.974046915" calcext:value-type="float">
            <text:p>238073.974046915</text:p>
          </table:table-cell>
          <table:table-cell office:value-type="float" office:value="238182.408370625" calcext:value-type="float">
            <text:p>238182.408370625</text:p>
          </table:table-cell>
          <table:table-cell office:value-type="float" office:value="5868437.57277222" calcext:value-type="float">
            <text:p>5868437.57277222</text:p>
          </table:table-cell>
          <table:table-cell office:value-type="float" office:value="1.4504877868398" calcext:value-type="float">
            <text:p>1.4504877868</text:p>
          </table:table-cell>
          <table:table-cell office:value-type="float" office:value="0.869293053468267" calcext:value-type="float">
            <text:p>0.8692930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085.543274884" calcext:value-type="float">
            <text:p>183085.543274884</text:p>
          </table:table-cell>
          <table:table-cell office:value-type="float" office:value="183226.522902662" calcext:value-type="float">
            <text:p>183226.522902662</text:p>
          </table:table-cell>
          <table:table-cell office:value-type="float" office:value="238182.408370625" calcext:value-type="float">
            <text:p>238182.408370625</text:p>
          </table:table-cell>
          <table:table-cell office:value-type="float" office:value="238073.974046915" calcext:value-type="float">
            <text:p>238073.974046915</text:p>
          </table:table-cell>
          <table:table-cell office:value-type="float" office:value="5868437.57277222" calcext:value-type="float">
            <text:p>5868437.57277222</text:p>
          </table:table-cell>
          <table:table-cell office:value-type="float" office:value="1.4504877868398" calcext:value-type="float">
            <text:p>1.4504877868</text:p>
          </table:table-cell>
          <table:table-cell office:value-type="float" office:value="0.872010772710019" calcext:value-type="float">
            <text:p>0.8720107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173.190599779" calcext:value-type="float">
            <text:p>183173.190599779</text:p>
          </table:table-cell>
          <table:table-cell office:value-type="float" office:value="183032.301692482" calcext:value-type="float">
            <text:p>183032.301692482</text:p>
          </table:table-cell>
          <table:table-cell office:value-type="float" office:value="237871.061821209" calcext:value-type="float">
            <text:p>237871.061821209</text:p>
          </table:table-cell>
          <table:table-cell office:value-type="float" office:value="237979.487232839" calcext:value-type="float">
            <text:p>237979.487232839</text:p>
          </table:table-cell>
          <table:table-cell office:value-type="float" office:value="5864657.19794504" calcext:value-type="float">
            <text:p>5864657.19794504</text:p>
          </table:table-cell>
          <table:table-cell office:value-type="float" office:value="1.45048678974862" calcext:value-type="float">
            <text:p>1.4504867897</text:p>
          </table:table-cell>
          <table:table-cell office:value-type="float" office:value="0.873447387095332" calcext:value-type="float">
            <text:p>0.8734473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032.301692482" calcext:value-type="float">
            <text:p>183032.301692482</text:p>
          </table:table-cell>
          <table:table-cell office:value-type="float" office:value="183173.190599779" calcext:value-type="float">
            <text:p>183173.190599779</text:p>
          </table:table-cell>
          <table:table-cell office:value-type="float" office:value="237979.487232839" calcext:value-type="float">
            <text:p>237979.487232839</text:p>
          </table:table-cell>
          <table:table-cell office:value-type="float" office:value="237871.061821209" calcext:value-type="float">
            <text:p>237871.061821209</text:p>
          </table:table-cell>
          <table:table-cell office:value-type="float" office:value="5864657.19794504" calcext:value-type="float">
            <text:p>5864657.19794504</text:p>
          </table:table-cell>
          <table:table-cell office:value-type="float" office:value="1.45048678974862" calcext:value-type="float">
            <text:p>1.4504867897</text:p>
          </table:table-cell>
          <table:table-cell office:value-type="float" office:value="0.870230645316209" calcext:value-type="float">
            <text:p>0.8702306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119.926891498" calcext:value-type="float">
            <text:p>183119.926891498</text:p>
          </table:table-cell>
          <table:table-cell office:value-type="float" office:value="182979.128587999" calcext:value-type="float">
            <text:p>182979.128587999</text:p>
          </table:table-cell>
          <table:table-cell office:value-type="float" office:value="237668.382669314" calcext:value-type="float">
            <text:p>237668.382669314</text:p>
          </table:table-cell>
          <table:table-cell office:value-type="float" office:value="237776.799218451" calcext:value-type="float">
            <text:p>237776.799218451</text:p>
          </table:table-cell>
          <table:table-cell office:value-type="float" office:value="5860881.68391241" calcext:value-type="float">
            <text:p>5860881.68391241</text:p>
          </table:table-cell>
          <table:table-cell office:value-type="float" office:value="1.45048579230505" calcext:value-type="float">
            <text:p>1.4504857923</text:p>
          </table:table-cell>
          <table:table-cell office:value-type="float" office:value="0.874182187680515" calcext:value-type="float">
            <text:p>0.8741821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979.128587999" calcext:value-type="float">
            <text:p>182979.128587999</text:p>
          </table:table-cell>
          <table:table-cell office:value-type="float" office:value="183119.926891498" calcext:value-type="float">
            <text:p>183119.926891498</text:p>
          </table:table-cell>
          <table:table-cell office:value-type="float" office:value="237776.799218451" calcext:value-type="float">
            <text:p>237776.799218451</text:p>
          </table:table-cell>
          <table:table-cell office:value-type="float" office:value="237668.382669314" calcext:value-type="float">
            <text:p>237668.382669314</text:p>
          </table:table-cell>
          <table:table-cell office:value-type="float" office:value="5860881.68391241" calcext:value-type="float">
            <text:p>5860881.68391241</text:p>
          </table:table-cell>
          <table:table-cell office:value-type="float" office:value="1.45048579230505" calcext:value-type="float">
            <text:p>1.4504857923</text:p>
          </table:table-cell>
          <table:table-cell office:value-type="float" office:value="0.87461903515735" calcext:value-type="float">
            <text:p>0.874619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066.731645566" calcext:value-type="float">
            <text:p>183066.731645566</text:p>
          </table:table-cell>
          <table:table-cell office:value-type="float" office:value="182926.02382941" calcext:value-type="float">
            <text:p>182926.02382941</text:p>
          </table:table-cell>
          <table:table-cell office:value-type="float" office:value="237465.936124357" calcext:value-type="float">
            <text:p>237465.936124357</text:p>
          </table:table-cell>
          <table:table-cell office:value-type="float" office:value="237574.343860546" calcext:value-type="float">
            <text:p>237574.343860546</text:p>
          </table:table-cell>
          <table:table-cell office:value-type="float" office:value="5857111.02130263" calcext:value-type="float">
            <text:p>5857111.02130263</text:p>
          </table:table-cell>
          <table:table-cell office:value-type="float" office:value="1.45048479450909" calcext:value-type="float">
            <text:p>1.4504847945</text:p>
          </table:table-cell>
          <table:table-cell office:value-type="float" office:value="0.873475598499402" calcext:value-type="float">
            <text:p>0.8734755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926.02382941" calcext:value-type="float">
            <text:p>182926.02382941</text:p>
          </table:table-cell>
          <table:table-cell office:value-type="float" office:value="183066.731645566" calcext:value-type="float">
            <text:p>183066.731645566</text:p>
          </table:table-cell>
          <table:table-cell office:value-type="float" office:value="237574.343860546" calcext:value-type="float">
            <text:p>237574.343860546</text:p>
          </table:table-cell>
          <table:table-cell office:value-type="float" office:value="237465.936124357" calcext:value-type="float">
            <text:p>237465.936124357</text:p>
          </table:table-cell>
          <table:table-cell office:value-type="float" office:value="5857111.02130263" calcext:value-type="float">
            <text:p>5857111.02130263</text:p>
          </table:table-cell>
          <table:table-cell office:value-type="float" office:value="1.45048479450909" calcext:value-type="float">
            <text:p>1.4504847945</text:p>
          </table:table-cell>
          <table:table-cell office:value-type="float" office:value="0.875951784102293" calcext:value-type="float">
            <text:p>0.8759517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3007.745669863" calcext:value-type="float">
            <text:p>183007.745669863</text:p>
          </table:table-cell>
          <table:table-cell office:value-type="float" office:value="182872.987285025" calcext:value-type="float">
            <text:p>182872.987285025</text:p>
          </table:table-cell>
          <table:table-cell office:value-type="float" office:value="237268.240997102" calcext:value-type="float">
            <text:p>237268.240997102</text:p>
          </table:table-cell>
          <table:table-cell office:value-type="float" office:value="237372.120693385" calcext:value-type="float">
            <text:p>237372.120693385</text:p>
          </table:table-cell>
          <table:table-cell office:value-type="float" office:value="5853345.38395741" calcext:value-type="float">
            <text:p>5853345.38395741</text:p>
          </table:table-cell>
          <table:table-cell office:value-type="float" office:value="1.45048384175584" calcext:value-type="float">
            <text:p>1.4504838418</text:p>
          </table:table-cell>
          <table:table-cell office:value-type="float" office:value="0.871949037334554" calcext:value-type="float">
            <text:p>0.871949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872.987285025" calcext:value-type="float">
            <text:p>182872.987285025</text:p>
          </table:table-cell>
          <table:table-cell office:value-type="float" office:value="183007.745669863" calcext:value-type="float">
            <text:p>183007.745669863</text:p>
          </table:table-cell>
          <table:table-cell office:value-type="float" office:value="237372.120693385" calcext:value-type="float">
            <text:p>237372.120693385</text:p>
          </table:table-cell>
          <table:table-cell office:value-type="float" office:value="237268.240997102" calcext:value-type="float">
            <text:p>237268.240997102</text:p>
          </table:table-cell>
          <table:table-cell office:value-type="float" office:value="5853345.38395741" calcext:value-type="float">
            <text:p>5853345.38395741</text:p>
          </table:table-cell>
          <table:table-cell office:value-type="float" office:value="1.45048384175584" calcext:value-type="float">
            <text:p>1.4504838418</text:p>
          </table:table-cell>
          <table:table-cell office:value-type="float" office:value="0.872261932472215" calcext:value-type="float">
            <text:p>0.8722619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954.690713863" calcext:value-type="float">
            <text:p>182954.690713863</text:p>
          </table:table-cell>
          <table:table-cell office:value-type="float" office:value="182820.018823496" calcext:value-type="float">
            <text:p>182820.018823496</text:p>
          </table:table-cell>
          <table:table-cell office:value-type="float" office:value="237066.257906977" calcext:value-type="float">
            <text:p>237066.257906977</text:p>
          </table:table-cell>
          <table:table-cell office:value-type="float" office:value="237170.129252398" calcext:value-type="float">
            <text:p>237170.129252398</text:p>
          </table:table-cell>
          <table:table-cell office:value-type="float" office:value="5849584.39612141" calcext:value-type="float">
            <text:p>5849584.39612141</text:p>
          </table:table-cell>
          <table:table-cell office:value-type="float" office:value="1.45048284327112" calcext:value-type="float">
            <text:p>1.4504828433</text:p>
          </table:table-cell>
          <table:table-cell office:value-type="float" office:value="0.873248144578101" calcext:value-type="float">
            <text:p>0.8732481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820.018823496" calcext:value-type="float">
            <text:p>182820.018823496</text:p>
          </table:table-cell>
          <table:table-cell office:value-type="float" office:value="182954.690713863" calcext:value-type="float">
            <text:p>182954.690713863</text:p>
          </table:table-cell>
          <table:table-cell office:value-type="float" office:value="237170.129252398" calcext:value-type="float">
            <text:p>237170.129252398</text:p>
          </table:table-cell>
          <table:table-cell office:value-type="float" office:value="237066.257906977" calcext:value-type="float">
            <text:p>237066.257906977</text:p>
          </table:table-cell>
          <table:table-cell office:value-type="float" office:value="5849584.39612141" calcext:value-type="float">
            <text:p>5849584.39612141</text:p>
          </table:table-cell>
          <table:table-cell office:value-type="float" office:value="1.45048284327112" calcext:value-type="float">
            <text:p>1.4504828433</text:p>
          </table:table-cell>
          <table:table-cell office:value-type="float" office:value="0.874669868993008" calcext:value-type="float">
            <text:p>0.874669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901.703820668" calcext:value-type="float">
            <text:p>182901.703820668</text:p>
          </table:table-cell>
          <table:table-cell office:value-type="float" office:value="182767.118313809" calcext:value-type="float">
            <text:p>182767.118313809</text:p>
          </table:table-cell>
          <table:table-cell office:value-type="float" office:value="236864.506032265" calcext:value-type="float">
            <text:p>236864.506032265</text:p>
          </table:table-cell>
          <table:table-cell office:value-type="float" office:value="236968.369074183" calcext:value-type="float">
            <text:p>236968.369074183</text:p>
          </table:table-cell>
          <table:table-cell office:value-type="float" office:value="5845828.23173733" calcext:value-type="float">
            <text:p>5845828.23173733</text:p>
          </table:table-cell>
          <table:table-cell office:value-type="float" office:value="1.45048184443401" calcext:value-type="float">
            <text:p>1.4504818444</text:p>
          </table:table-cell>
          <table:table-cell office:value-type="float" office:value="0.876656024274723" calcext:value-type="float">
            <text:p>0.8766560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767.118313809" calcext:value-type="float">
            <text:p>182767.118313809</text:p>
          </table:table-cell>
          <table:table-cell office:value-type="float" office:value="182901.703820668" calcext:value-type="float">
            <text:p>182901.703820668</text:p>
          </table:table-cell>
          <table:table-cell office:value-type="float" office:value="236968.369074183" calcext:value-type="float">
            <text:p>236968.369074183</text:p>
          </table:table-cell>
          <table:table-cell office:value-type="float" office:value="236864.506032265" calcext:value-type="float">
            <text:p>236864.506032265</text:p>
          </table:table-cell>
          <table:table-cell office:value-type="float" office:value="5845828.23173733" calcext:value-type="float">
            <text:p>5845828.23173733</text:p>
          </table:table-cell>
          <table:table-cell office:value-type="float" office:value="1.45048184443401" calcext:value-type="float">
            <text:p>1.4504818444</text:p>
          </table:table-cell>
          <table:table-cell office:value-type="float" office:value="0.878136003136397" calcext:value-type="float">
            <text:p>0.8781360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848.784859387" calcext:value-type="float">
            <text:p>182848.784859387</text:p>
          </table:table-cell>
          <table:table-cell office:value-type="float" office:value="182714.285625289" calcext:value-type="float">
            <text:p>182714.285625289</text:p>
          </table:table-cell>
          <table:table-cell office:value-type="float" office:value="236662.98491077" calcext:value-type="float">
            <text:p>236662.98491077</text:p>
          </table:table-cell>
          <table:table-cell office:value-type="float" office:value="236766.839696504" calcext:value-type="float">
            <text:p>236766.839696504</text:p>
          </table:table-cell>
          <table:table-cell office:value-type="float" office:value="5842076.8815293" calcext:value-type="float">
            <text:p>5842076.8815293</text:p>
          </table:table-cell>
          <table:table-cell office:value-type="float" office:value="1.45048084524451" calcext:value-type="float">
            <text:p>1.4504808452</text:p>
          </table:table-cell>
          <table:table-cell office:value-type="float" office:value="0.868021624014205" calcext:value-type="float">
            <text:p>0.868021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714.285625289" calcext:value-type="float">
            <text:p>182714.285625289</text:p>
          </table:table-cell>
          <table:table-cell office:value-type="float" office:value="182848.784859387" calcext:value-type="float">
            <text:p>182848.784859387</text:p>
          </table:table-cell>
          <table:table-cell office:value-type="float" office:value="236766.839696504" calcext:value-type="float">
            <text:p>236766.839696504</text:p>
          </table:table-cell>
          <table:table-cell office:value-type="float" office:value="236662.98491077" calcext:value-type="float">
            <text:p>236662.98491077</text:p>
          </table:table-cell>
          <table:table-cell office:value-type="float" office:value="5842076.8815293" calcext:value-type="float">
            <text:p>5842076.8815293</text:p>
          </table:table-cell>
          <table:table-cell office:value-type="float" office:value="1.45048084524451" calcext:value-type="float">
            <text:p>1.4504808452</text:p>
          </table:table-cell>
          <table:table-cell office:value-type="float" office:value="0.872881961471918" calcext:value-type="float">
            <text:p>0.872881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795.933699466" calcext:value-type="float">
            <text:p>182795.933699466</text:p>
          </table:table-cell>
          <table:table-cell office:value-type="float" office:value="182655.676580991" calcext:value-type="float">
            <text:p>182655.676580991</text:p>
          </table:table-cell>
          <table:table-cell office:value-type="float" office:value="236461.694081452" calcext:value-type="float">
            <text:p>236461.694081452</text:p>
          </table:table-cell>
          <table:table-cell office:value-type="float" office:value="236570.052960366" calcext:value-type="float">
            <text:p>236570.052960366</text:p>
          </table:table-cell>
          <table:table-cell office:value-type="float" office:value="5838330.51908264" calcext:value-type="float">
            <text:p>5838330.51908264</text:p>
          </table:table-cell>
          <table:table-cell office:value-type="float" office:value="1.4504798911269" calcext:value-type="float">
            <text:p>1.4504798911</text:p>
          </table:table-cell>
          <table:table-cell office:value-type="float" office:value="0.871285950704522" calcext:value-type="float">
            <text:p>0.8712859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655.676580991" calcext:value-type="float">
            <text:p>182655.676580991</text:p>
          </table:table-cell>
          <table:table-cell office:value-type="float" office:value="182795.933699466" calcext:value-type="float">
            <text:p>182795.933699466</text:p>
          </table:table-cell>
          <table:table-cell office:value-type="float" office:value="236570.052960366" calcext:value-type="float">
            <text:p>236570.052960366</text:p>
          </table:table-cell>
          <table:table-cell office:value-type="float" office:value="236461.694081452" calcext:value-type="float">
            <text:p>236461.694081452</text:p>
          </table:table-cell>
          <table:table-cell office:value-type="float" office:value="5838330.51908264" calcext:value-type="float">
            <text:p>5838330.51908264</text:p>
          </table:table-cell>
          <table:table-cell office:value-type="float" office:value="1.4504798911269" calcext:value-type="float">
            <text:p>1.4504798911</text:p>
          </table:table-cell>
          <table:table-cell office:value-type="float" office:value="0.874971277764386" calcext:value-type="float">
            <text:p>0.8749712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743.150210684" calcext:value-type="float">
            <text:p>182743.150210684</text:p>
          </table:table-cell>
          <table:table-cell office:value-type="float" office:value="182602.982885499" calcext:value-type="float">
            <text:p>182602.982885499</text:p>
          </table:table-cell>
          <table:table-cell office:value-type="float" office:value="236260.633084429" calcext:value-type="float">
            <text:p>236260.633084429</text:p>
          </table:table-cell>
          <table:table-cell office:value-type="float" office:value="236368.983446852" calcext:value-type="float">
            <text:p>236368.983446852</text:p>
          </table:table-cell>
          <table:table-cell office:value-type="float" office:value="5834588.76944145" calcext:value-type="float">
            <text:p>5834588.76944145</text:p>
          </table:table-cell>
          <table:table-cell office:value-type="float" office:value="1.45047889124863" calcext:value-type="float">
            <text:p>1.4504788912</text:p>
          </table:table-cell>
          <table:table-cell office:value-type="float" office:value="0.870627235834081" calcext:value-type="float">
            <text:p>0.8706272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602.982885499" calcext:value-type="float">
            <text:p>182602.982885499</text:p>
          </table:table-cell>
          <table:table-cell office:value-type="float" office:value="182743.150210684" calcext:value-type="float">
            <text:p>182743.150210684</text:p>
          </table:table-cell>
          <table:table-cell office:value-type="float" office:value="236368.983446852" calcext:value-type="float">
            <text:p>236368.983446852</text:p>
          </table:table-cell>
          <table:table-cell office:value-type="float" office:value="236260.633084429" calcext:value-type="float">
            <text:p>236260.633084429</text:p>
          </table:table-cell>
          <table:table-cell office:value-type="float" office:value="5834588.76944145" calcext:value-type="float">
            <text:p>5834588.76944145</text:p>
          </table:table-cell>
          <table:table-cell office:value-type="float" office:value="1.45047889124863" calcext:value-type="float">
            <text:p>1.4504788912</text:p>
          </table:table-cell>
          <table:table-cell office:value-type="float" office:value="0.873631292916009" calcext:value-type="float">
            <text:p>0.8736312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690.434263155" calcext:value-type="float">
            <text:p>182690.434263155</text:p>
          </table:table-cell>
          <table:table-cell office:value-type="float" office:value="182550.35661636" calcext:value-type="float">
            <text:p>182550.35661636</text:p>
          </table:table-cell>
          <table:table-cell office:value-type="float" office:value="236059.801460973" calcext:value-type="float">
            <text:p>236059.801460973</text:p>
          </table:table-cell>
          <table:table-cell office:value-type="float" office:value="236168.143356156" calcext:value-type="float">
            <text:p>236168.143356156</text:p>
          </table:table-cell>
          <table:table-cell office:value-type="float" office:value="5830851.80629107" calcext:value-type="float">
            <text:p>5830851.80629107</text:p>
          </table:table-cell>
          <table:table-cell office:value-type="float" office:value="1.45047789101797" calcext:value-type="float">
            <text:p>1.450477891</text:p>
          </table:table-cell>
          <table:table-cell office:value-type="float" office:value="0.86792610413213" calcext:value-type="float">
            <text:p>0.867926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550.35661636" calcext:value-type="float">
            <text:p>182550.35661636</text:p>
          </table:table-cell>
          <table:table-cell office:value-type="float" office:value="182690.434263155" calcext:value-type="float">
            <text:p>182690.434263155</text:p>
          </table:table-cell>
          <table:table-cell office:value-type="float" office:value="236168.143356156" calcext:value-type="float">
            <text:p>236168.143356156</text:p>
          </table:table-cell>
          <table:table-cell office:value-type="float" office:value="236059.801460973" calcext:value-type="float">
            <text:p>236059.801460973</text:p>
          </table:table-cell>
          <table:table-cell office:value-type="float" office:value="5830851.80629107" calcext:value-type="float">
            <text:p>5830851.80629107</text:p>
          </table:table-cell>
          <table:table-cell office:value-type="float" office:value="1.45047789101797" calcext:value-type="float">
            <text:p>1.450477891</text:p>
          </table:table-cell>
          <table:table-cell office:value-type="float" office:value="0.874564253435022" calcext:value-type="float">
            <text:p>0.8745642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x mode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631.952890528" calcext:value-type="float">
            <text:p>182631.952890528</text:p>
          </table:table-cell>
          <table:table-cell office:value-type="float" office:value="182497.797644241" calcext:value-type="float">
            <text:p>182497.797644241</text:p>
          </table:table-cell>
          <table:table-cell office:value-type="float" office:value="235863.715300626" calcext:value-type="float">
            <text:p>235863.715300626</text:p>
          </table:table-cell>
          <table:table-cell office:value-type="float" office:value="235967.532230653" calcext:value-type="float">
            <text:p>235967.532230653</text:p>
          </table:table-cell>
          <table:table-cell office:value-type="float" office:value="5827119.80326429" calcext:value-type="float">
            <text:p>5827119.80326429</text:p>
          </table:table-cell>
          <table:table-cell office:value-type="float" office:value="1.45047693594068" calcext:value-type="float">
            <text:p>1.4504769359</text:p>
          </table:table-cell>
          <table:table-cell office:value-type="float" office:value="0.867769829083028" calcext:value-type="float">
            <text:p>0.8677698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y mode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n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<text:s/>Q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<text:s/>n_0</text:p>
          </table:table-cell>
          <table:table-cell office:value-type="string" calcext:value-type="string">
            <text:p><text:s/>n_1</text:p>
          </table:table-cell>
          <table:table-cell office:value-type="string" calcext:value-type="string">
            <text:p><text:s/>kx</text:p>
          </table:table-cell>
          <table:table-cell office:value-type="string" calcext:value-type="string">
            <text:p><text:s/>ky</text:p>
          </table:table-cell>
          <table:table-cell office:value-type="string" calcext:value-type="string">
            <text:p><text:s/>gamma_x</text:p>
          </table:table-cell>
          <table:table-cell office:value-type="string" calcext:value-type="string">
            <text:p><text:s/>gamma_y</text:p>
          </table:table-cell>
          <table:table-cell office:value-type="string" calcext:value-type="string">
            <text:p><text:s/>beta</text:p>
          </table:table-cell>
          <table:table-cell office:value-type="string" calcext:value-type="string">
            <text:p><text:s/>n_eff</text:p>
          </table:table-cell>
          <table:table-cell office:value-type="string" calcext:value-type="string">
            <text:p><text:s/>cont_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5" calcext:value-type="float">
            <text:p>0.000005</text:p>
          </table:table-cell>
          <table:table-cell office:value-type="float" office:value="1.45" calcext:value-type="float">
            <text:p>1.45</text:p>
          </table:table-cell>
          <table:table-cell office:value-type="float" office:value="1.4519" calcext:value-type="float">
            <text:p>1.4519</text:p>
          </table:table-cell>
          <table:table-cell office:value-type="float" office:value="182497.797644241" calcext:value-type="float">
            <text:p>182497.797644241</text:p>
          </table:table-cell>
          <table:table-cell office:value-type="float" office:value="182631.952890528" calcext:value-type="float">
            <text:p>182631.952890528</text:p>
          </table:table-cell>
          <table:table-cell office:value-type="float" office:value="235967.532230653" calcext:value-type="float">
            <text:p>235967.532230653</text:p>
          </table:table-cell>
          <table:table-cell office:value-type="float" office:value="235863.715300626" calcext:value-type="float">
            <text:p>235863.715300626</text:p>
          </table:table-cell>
          <table:table-cell office:value-type="float" office:value="5827119.80326429" calcext:value-type="float">
            <text:p>5827119.80326429</text:p>
          </table:table-cell>
          <table:table-cell office:value-type="float" office:value="1.45047693594068" calcext:value-type="float">
            <text:p>1.4504769359</text:p>
          </table:table-cell>
          <table:table-cell office:value-type="float" office:value="0.873810088246073" calcext:value-type="float">
            <text:p>0.87381008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4:24:33.361895652</dc:date>
    <meta:editing-duration>PT13M3S</meta:editing-duration>
    <meta:editing-cycles>1</meta:editing-cycles>
    <meta:document-statistic meta:table-count="1" meta:cell-count="2324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results.P4:results.Q38" svg:x="0.32cm" svg:y="0.18cm" svg:width="11.238cm" svg:height="8.64cm">
          <chartooo:coordinate-region svg:x="1.418cm" svg:y="0.379cm" svg:width="9.7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Q4:results.Q38" chart:class="chart:scatter">
            <chart:domain table:cell-range-address="results.P4:results.P38"/>
            <chart:regression-curve chart:style-name="ch7">
              <chart:equation chart:display-equation="true" chart:display-r-square="true" svg:x="7.344cm" svg:y="0.376cm"/>
            </chart:regression-curve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0">
                <text:p>1530</text:p>
                <draw:g>
                  <svg:desc>results.P4:results.P38</svg:desc>
                </draw:g>
              </table:table-cell>
              <table:table-cell office:value-type="float" office:value="0.879374059105502">
                <text:p>0.879374059105502</text:p>
                <draw:g>
                  <svg:desc>results.Q4:results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1">
                <text:p>1531</text:p>
              </table:table-cell>
              <table:table-cell office:value-type="float" office:value="0.878095056270352">
                <text:p>0.878095056270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2">
                <text:p>1532</text:p>
              </table:table-cell>
              <table:table-cell office:value-type="float" office:value="0.877535630453196">
                <text:p>0.877535630453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3">
                <text:p>1533</text:p>
              </table:table-cell>
              <table:table-cell office:value-type="float" office:value="0.878613185959621">
                <text:p>0.878613185959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4">
                <text:p>1534</text:p>
              </table:table-cell>
              <table:table-cell office:value-type="float" office:value="0.876317334037769">
                <text:p>0.876317334037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5">
                <text:p>1535</text:p>
              </table:table-cell>
              <table:table-cell office:value-type="float" office:value="0.876336240364286">
                <text:p>0.87633624036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6">
                <text:p>1536</text:p>
              </table:table-cell>
              <table:table-cell office:value-type="float" office:value="0.878046585176394">
                <text:p>0.878046585176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7">
                <text:p>1537</text:p>
              </table:table-cell>
              <table:table-cell office:value-type="float" office:value="0.876883621514445">
                <text:p>0.876883621514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8">
                <text:p>1538</text:p>
              </table:table-cell>
              <table:table-cell office:value-type="float" office:value="0.876759937437376">
                <text:p>0.876759937437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9">
                <text:p>1539</text:p>
              </table:table-cell>
              <table:table-cell office:value-type="float" office:value="0.881165745705551">
                <text:p>0.881165745705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0">
                <text:p>1540</text:p>
              </table:table-cell>
              <table:table-cell office:value-type="float" office:value="0.879637176510323">
                <text:p>0.879637176510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1">
                <text:p>1541</text:p>
              </table:table-cell>
              <table:table-cell office:value-type="float" office:value="0.880239816715973">
                <text:p>0.8802398167159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2">
                <text:p>1542</text:p>
              </table:table-cell>
              <table:table-cell office:value-type="float" office:value="0.874443185995375">
                <text:p>0.874443185995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3">
                <text:p>1543</text:p>
              </table:table-cell>
              <table:table-cell office:value-type="float" office:value="0.880245727757602">
                <text:p>0.88024572775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44">
                <text:p>1544</text:p>
              </table:table-cell>
              <table:table-cell office:value-type="float" office:value="0.876948905531036">
                <text:p>0.876948905531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5">
                <text:p>1545</text:p>
              </table:table-cell>
              <table:table-cell office:value-type="float" office:value="0.872570641228599">
                <text:p>0.872570641228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6">
                <text:p>1546</text:p>
              </table:table-cell>
              <table:table-cell office:value-type="float" office:value="0.875844481452941">
                <text:p>0.8758444814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7">
                <text:p>1547</text:p>
              </table:table-cell>
              <table:table-cell office:value-type="float" office:value="0.87516687885877">
                <text:p>0.87516687885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8">
                <text:p>1548</text:p>
              </table:table-cell>
              <table:table-cell office:value-type="float" office:value="0.872040378554157">
                <text:p>0.872040378554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9">
                <text:p>1549</text:p>
              </table:table-cell>
              <table:table-cell office:value-type="float" office:value="0.875560745200102">
                <text:p>0.8755607452001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50">
                <text:p>1550</text:p>
              </table:table-cell>
              <table:table-cell office:value-type="float" office:value="0.872027526986623">
                <text:p>0.872027526986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1">
                <text:p>1551</text:p>
              </table:table-cell>
              <table:table-cell office:value-type="float" office:value="0.87571107891912">
                <text:p>0.87571107891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2">
                <text:p>1552</text:p>
              </table:table-cell>
              <table:table-cell office:value-type="float" office:value="0.873282997450716">
                <text:p>0.873282997450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3">
                <text:p>1553</text:p>
              </table:table-cell>
              <table:table-cell office:value-type="float" office:value="0.869293053468267">
                <text:p>0.869293053468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54">
                <text:p>1554</text:p>
              </table:table-cell>
              <table:table-cell office:value-type="float" office:value="0.873447387095332">
                <text:p>0.87344738709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5">
                <text:p>1555</text:p>
              </table:table-cell>
              <table:table-cell office:value-type="float" office:value="0.874182187680515">
                <text:p>0.874182187680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6">
                <text:p>1556</text:p>
              </table:table-cell>
              <table:table-cell office:value-type="float" office:value="0.873475598499402">
                <text:p>0.873475598499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57">
                <text:p>1557</text:p>
              </table:table-cell>
              <table:table-cell office:value-type="float" office:value="0.871949037334554">
                <text:p>0.871949037334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8">
                <text:p>1558</text:p>
              </table:table-cell>
              <table:table-cell office:value-type="float" office:value="0.873248144578101">
                <text:p>0.873248144578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9">
                <text:p>1559</text:p>
              </table:table-cell>
              <table:table-cell office:value-type="float" office:value="0.876656024274723">
                <text:p>0.876656024274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0">
                <text:p>1560</text:p>
              </table:table-cell>
              <table:table-cell office:value-type="float" office:value="0.868021624014205">
                <text:p>0.868021624014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1">
                <text:p>1561</text:p>
              </table:table-cell>
              <table:table-cell office:value-type="float" office:value="0.871285950704522">
                <text:p>0.8712859507045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2">
                <text:p>1562</text:p>
              </table:table-cell>
              <table:table-cell office:value-type="float" office:value="0.870627235834081">
                <text:p>0.870627235834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3">
                <text:p>1563</text:p>
              </table:table-cell>
              <table:table-cell office:value-type="float" office:value="0.86792610413213">
                <text:p>0.867926104132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4">
                <text:p>1564</text:p>
              </table:table-cell>
              <table:table-cell office:value-type="float" office:value="0.867769829083028">
                <text:p>0.867769829083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